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9122in" svg:y="1.2315in">
            <draw:object draw:notify-on-update-of-ranges="Sheet1.A1:Sheet1.A201 Sheet1.B1:Sheet1.B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-1">
            <text:p>-1</text:p>
          </table:table-cell>
          <table:table-cell table:formula="of:=IF(ABS([.A1])&lt;0.5;1-6*(([.A1])^2)+6*(ABS([.A1])^3);IF(ABS([.A1])&lt;1;2*((1-ABS([.A1]))^3);0))" office:value-type="float" office:value="0">
            <text:p>0</text:p>
          </table:table-cell>
          <table:table-cell table:formula="of:=1-24*(([.A1])^2)-48*(ABS([.A1])^3)" office:value-type="float" office:value="-71">
            <text:p>-71</text:p>
          </table:table-cell>
        </table:table-row>
        <table:table-row table:style-name="ro1">
          <table:table-cell table:formula="of:=[.A1]+0.01" office:value-type="float" office:value="-0.99">
            <text:p>-0.99</text:p>
          </table:table-cell>
          <table:table-cell table:formula="of:=IF(ABS([.A2])&lt;0.5;1-6*(([.A2])^2)+6*(ABS([.A2])^3);IF(ABS([.A2])&lt;1;2*((1-ABS([.A2]))^3);0))" office:value-type="float" office:value="0.00000200000000000001">
            <text:p>0.000002</text:p>
          </table:table-cell>
          <table:table-cell/>
        </table:table-row>
        <table:table-row table:style-name="ro1">
          <table:table-cell table:formula="of:=[.A2]+0.01" office:value-type="float" office:value="-0.98">
            <text:p>-0.98</text:p>
          </table:table-cell>
          <table:table-cell table:formula="of:=IF(ABS([.A3])&lt;0.5;1-6*(([.A3])^2)+6*(ABS([.A3])^3);IF(ABS([.A3])&lt;1;2*((1-ABS([.A3]))^3);0))" office:value-type="float" office:value="0.000016">
            <text:p>0.000016</text:p>
          </table:table-cell>
          <table:table-cell/>
        </table:table-row>
        <table:table-row table:style-name="ro1">
          <table:table-cell table:formula="of:=[.A3]+0.01" office:value-type="float" office:value="-0.97">
            <text:p>-0.97</text:p>
          </table:table-cell>
          <table:table-cell table:formula="of:=IF(ABS([.A4])&lt;0.5;1-6*(([.A4])^2)+6*(ABS([.A4])^3);IF(ABS([.A4])&lt;1;2*((1-ABS([.A4]))^3);0))" office:value-type="float" office:value="0.0000540000000000001">
            <text:p>0.000054</text:p>
          </table:table-cell>
          <table:table-cell/>
        </table:table-row>
        <table:table-row table:style-name="ro1">
          <table:table-cell table:formula="of:=[.A4]+0.01" office:value-type="float" office:value="-0.96">
            <text:p>-0.96</text:p>
          </table:table-cell>
          <table:table-cell table:formula="of:=IF(ABS([.A5])&lt;0.5;1-6*(([.A5])^2)+6*(ABS([.A5])^3);IF(ABS([.A5])&lt;1;2*((1-ABS([.A5]))^3);0))" office:value-type="float" office:value="0.000128">
            <text:p>0.000128</text:p>
          </table:table-cell>
          <table:table-cell/>
        </table:table-row>
        <table:table-row table:style-name="ro1">
          <table:table-cell table:formula="of:=[.A5]+0.01" office:value-type="float" office:value="-0.95">
            <text:p>-0.95</text:p>
          </table:table-cell>
          <table:table-cell table:formula="of:=IF(ABS([.A6])&lt;0.5;1-6*(([.A6])^2)+6*(ABS([.A6])^3);IF(ABS([.A6])&lt;1;2*((1-ABS([.A6]))^3);0))" office:value-type="float" office:value="0.000250000000000001">
            <text:p>0.00025</text:p>
          </table:table-cell>
          <table:table-cell/>
        </table:table-row>
        <table:table-row table:style-name="ro1">
          <table:table-cell table:formula="of:=[.A6]+0.01" office:value-type="float" office:value="-0.94">
            <text:p>-0.94</text:p>
          </table:table-cell>
          <table:table-cell table:formula="of:=IF(ABS([.A7])&lt;0.5;1-6*(([.A7])^2)+6*(ABS([.A7])^3);IF(ABS([.A7])&lt;1;2*((1-ABS([.A7]))^3);0))" office:value-type="float" office:value="0.000432000000000001">
            <text:p>0.000432</text:p>
          </table:table-cell>
          <table:table-cell/>
        </table:table-row>
        <table:table-row table:style-name="ro1">
          <table:table-cell table:formula="of:=[.A7]+0.01" office:value-type="float" office:value="-0.93">
            <text:p>-0.93</text:p>
          </table:table-cell>
          <table:table-cell table:formula="of:=IF(ABS([.A8])&lt;0.5;1-6*(([.A8])^2)+6*(ABS([.A8])^3);IF(ABS([.A8])&lt;1;2*((1-ABS([.A8]))^3);0))" office:value-type="float" office:value="0.000686000000000002">
            <text:p>0.000686</text:p>
          </table:table-cell>
          <table:table-cell/>
        </table:table-row>
        <table:table-row table:style-name="ro1">
          <table:table-cell table:formula="of:=[.A8]+0.01" office:value-type="float" office:value="-0.92">
            <text:p>-0.92</text:p>
          </table:table-cell>
          <table:table-cell table:formula="of:=IF(ABS([.A9])&lt;0.5;1-6*(([.A9])^2)+6*(ABS([.A9])^3);IF(ABS([.A9])&lt;1;2*((1-ABS([.A9]))^3);0))" office:value-type="float" office:value="0.001024">
            <text:p>0.001024</text:p>
          </table:table-cell>
          <table:table-cell/>
        </table:table-row>
        <table:table-row table:style-name="ro1">
          <table:table-cell table:formula="of:=[.A9]+0.01" office:value-type="float" office:value="-0.91">
            <text:p>-0.91</text:p>
          </table:table-cell>
          <table:table-cell table:formula="of:=IF(ABS([.A10])&lt;0.5;1-6*(([.A10])^2)+6*(ABS([.A10])^3);IF(ABS([.A10])&lt;1;2*((1-ABS([.A10]))^3);0))" office:value-type="float" office:value="0.001458">
            <text:p>0.001458</text:p>
          </table:table-cell>
          <table:table-cell/>
        </table:table-row>
        <table:table-row table:style-name="ro1">
          <table:table-cell table:formula="of:=[.A10]+0.01" office:value-type="float" office:value="-0.9">
            <text:p>-0.9</text:p>
          </table:table-cell>
          <table:table-cell table:formula="of:=IF(ABS([.A11])&lt;0.5;1-6*(([.A11])^2)+6*(ABS([.A11])^3);IF(ABS([.A11])&lt;1;2*((1-ABS([.A11]))^3);0))" office:value-type="float" office:value="0.00200000000000001">
            <text:p>0.002</text:p>
          </table:table-cell>
          <table:table-cell/>
        </table:table-row>
        <table:table-row table:style-name="ro1">
          <table:table-cell table:formula="of:=[.A11]+0.01" office:value-type="float" office:value="-0.89">
            <text:p>-0.89</text:p>
          </table:table-cell>
          <table:table-cell table:formula="of:=IF(ABS([.A12])&lt;0.5;1-6*(([.A12])^2)+6*(ABS([.A12])^3);IF(ABS([.A12])&lt;1;2*((1-ABS([.A12]))^3);0))" office:value-type="float" office:value="0.00266200000000001">
            <text:p>0.002662</text:p>
          </table:table-cell>
          <table:table-cell/>
        </table:table-row>
        <table:table-row table:style-name="ro1">
          <table:table-cell table:formula="of:=[.A12]+0.01" office:value-type="float" office:value="-0.88">
            <text:p>-0.88</text:p>
          </table:table-cell>
          <table:table-cell table:formula="of:=IF(ABS([.A13])&lt;0.5;1-6*(([.A13])^2)+6*(ABS([.A13])^3);IF(ABS([.A13])&lt;1;2*((1-ABS([.A13]))^3);0))" office:value-type="float" office:value="0.00345600000000001">
            <text:p>0.003456</text:p>
          </table:table-cell>
          <table:table-cell/>
        </table:table-row>
        <table:table-row table:style-name="ro1">
          <table:table-cell table:formula="of:=[.A13]+0.01" office:value-type="float" office:value="-0.87">
            <text:p>-0.87</text:p>
          </table:table-cell>
          <table:table-cell table:formula="of:=IF(ABS([.A14])&lt;0.5;1-6*(([.A14])^2)+6*(ABS([.A14])^3);IF(ABS([.A14])&lt;1;2*((1-ABS([.A14]))^3);0))" office:value-type="float" office:value="0.00439400000000001">
            <text:p>0.004394</text:p>
          </table:table-cell>
          <table:table-cell/>
        </table:table-row>
        <table:table-row table:style-name="ro1">
          <table:table-cell table:formula="of:=[.A14]+0.01" office:value-type="float" office:value="-0.86">
            <text:p>-0.86</text:p>
          </table:table-cell>
          <table:table-cell table:formula="of:=IF(ABS([.A15])&lt;0.5;1-6*(([.A15])^2)+6*(ABS([.A15])^3);IF(ABS([.A15])&lt;1;2*((1-ABS([.A15]))^3);0))" office:value-type="float" office:value="0.00548800000000001">
            <text:p>0.005488</text:p>
          </table:table-cell>
          <table:table-cell/>
        </table:table-row>
        <table:table-row table:style-name="ro1">
          <table:table-cell table:formula="of:=[.A15]+0.01" office:value-type="float" office:value="-0.85">
            <text:p>-0.85</text:p>
          </table:table-cell>
          <table:table-cell table:formula="of:=IF(ABS([.A16])&lt;0.5;1-6*(([.A16])^2)+6*(ABS([.A16])^3);IF(ABS([.A16])&lt;1;2*((1-ABS([.A16]))^3);0))" office:value-type="float" office:value="0.00675000000000002">
            <text:p>0.00675</text:p>
          </table:table-cell>
          <table:table-cell/>
        </table:table-row>
        <table:table-row table:style-name="ro1">
          <table:table-cell table:formula="of:=[.A16]+0.01" office:value-type="float" office:value="-0.84">
            <text:p>-0.84</text:p>
          </table:table-cell>
          <table:table-cell table:formula="of:=IF(ABS([.A17])&lt;0.5;1-6*(([.A17])^2)+6*(ABS([.A17])^3);IF(ABS([.A17])&lt;1;2*((1-ABS([.A17]))^3);0))" office:value-type="float" office:value="0.00819200000000002">
            <text:p>0.008192</text:p>
          </table:table-cell>
          <table:table-cell/>
        </table:table-row>
        <table:table-row table:style-name="ro1">
          <table:table-cell table:formula="of:=[.A17]+0.01" office:value-type="float" office:value="-0.83">
            <text:p>-0.83</text:p>
          </table:table-cell>
          <table:table-cell table:formula="of:=IF(ABS([.A18])&lt;0.5;1-6*(([.A18])^2)+6*(ABS([.A18])^3);IF(ABS([.A18])&lt;1;2*((1-ABS([.A18]))^3);0))" office:value-type="float" office:value="0.00982600000000003">
            <text:p>0.009826</text:p>
          </table:table-cell>
          <table:table-cell/>
        </table:table-row>
        <table:table-row table:style-name="ro1">
          <table:table-cell table:formula="of:=[.A18]+0.01" office:value-type="float" office:value="-0.82">
            <text:p>-0.82</text:p>
          </table:table-cell>
          <table:table-cell table:formula="of:=IF(ABS([.A19])&lt;0.5;1-6*(([.A19])^2)+6*(ABS([.A19])^3);IF(ABS([.A19])&lt;1;2*((1-ABS([.A19]))^3);0))" office:value-type="float" office:value="0.011664">
            <text:p>0.011664</text:p>
          </table:table-cell>
          <table:table-cell/>
        </table:table-row>
        <table:table-row table:style-name="ro1">
          <table:table-cell table:formula="of:=[.A19]+0.01" office:value-type="float" office:value="-0.81">
            <text:p>-0.81</text:p>
          </table:table-cell>
          <table:table-cell table:formula="of:=IF(ABS([.A20])&lt;0.5;1-6*(([.A20])^2)+6*(ABS([.A20])^3);IF(ABS([.A20])&lt;1;2*((1-ABS([.A20]))^3);0))" office:value-type="float" office:value="0.013718">
            <text:p>0.013718</text:p>
          </table:table-cell>
          <table:table-cell/>
        </table:table-row>
        <table:table-row table:style-name="ro1">
          <table:table-cell table:formula="of:=[.A20]+0.01" office:value-type="float" office:value="-0.8">
            <text:p>-0.8</text:p>
          </table:table-cell>
          <table:table-cell table:formula="of:=IF(ABS([.A21])&lt;0.5;1-6*(([.A21])^2)+6*(ABS([.A21])^3);IF(ABS([.A21])&lt;1;2*((1-ABS([.A21]))^3);0))" office:value-type="float" office:value="0.016">
            <text:p>0.016</text:p>
          </table:table-cell>
          <table:table-cell/>
        </table:table-row>
        <table:table-row table:style-name="ro1">
          <table:table-cell table:formula="of:=[.A21]+0.01" office:value-type="float" office:value="-0.79">
            <text:p>-0.79</text:p>
          </table:table-cell>
          <table:table-cell table:formula="of:=IF(ABS([.A22])&lt;0.5;1-6*(([.A22])^2)+6*(ABS([.A22])^3);IF(ABS([.A22])&lt;1;2*((1-ABS([.A22]))^3);0))" office:value-type="float" office:value="0.0185220000000001">
            <text:p>0.018522</text:p>
          </table:table-cell>
          <table:table-cell/>
        </table:table-row>
        <table:table-row table:style-name="ro1">
          <table:table-cell table:formula="of:=[.A22]+0.01" office:value-type="float" office:value="-0.78">
            <text:p>-0.78</text:p>
          </table:table-cell>
          <table:table-cell table:formula="of:=IF(ABS([.A23])&lt;0.5;1-6*(([.A23])^2)+6*(ABS([.A23])^3);IF(ABS([.A23])&lt;1;2*((1-ABS([.A23]))^3);0))" office:value-type="float" office:value="0.0212960000000001">
            <text:p>0.021296</text:p>
          </table:table-cell>
          <table:table-cell/>
        </table:table-row>
        <table:table-row table:style-name="ro1">
          <table:table-cell table:formula="of:=[.A23]+0.01" office:value-type="float" office:value="-0.77">
            <text:p>-0.77</text:p>
          </table:table-cell>
          <table:table-cell table:formula="of:=IF(ABS([.A24])&lt;0.5;1-6*(([.A24])^2)+6*(ABS([.A24])^3);IF(ABS([.A24])&lt;1;2*((1-ABS([.A24]))^3);0))" office:value-type="float" office:value="0.0243340000000001">
            <text:p>0.024334</text:p>
          </table:table-cell>
          <table:table-cell/>
        </table:table-row>
        <table:table-row table:style-name="ro1">
          <table:table-cell table:formula="of:=[.A24]+0.01" office:value-type="float" office:value="-0.76">
            <text:p>-0.76</text:p>
          </table:table-cell>
          <table:table-cell table:formula="of:=IF(ABS([.A25])&lt;0.5;1-6*(([.A25])^2)+6*(ABS([.A25])^3);IF(ABS([.A25])&lt;1;2*((1-ABS([.A25]))^3);0))" office:value-type="float" office:value="0.0276480000000001">
            <text:p>0.027648</text:p>
          </table:table-cell>
          <table:table-cell/>
        </table:table-row>
        <table:table-row table:style-name="ro1">
          <table:table-cell table:formula="of:=[.A25]+0.01" office:value-type="float" office:value="-0.75">
            <text:p>-0.75</text:p>
          </table:table-cell>
          <table:table-cell table:formula="of:=IF(ABS([.A26])&lt;0.5;1-6*(([.A26])^2)+6*(ABS([.A26])^3);IF(ABS([.A26])&lt;1;2*((1-ABS([.A26]))^3);0))" office:value-type="float" office:value="0.0312500000000001">
            <text:p>0.03125</text:p>
          </table:table-cell>
          <table:table-cell/>
        </table:table-row>
        <table:table-row table:style-name="ro1">
          <table:table-cell table:formula="of:=[.A26]+0.01" office:value-type="float" office:value="-0.74">
            <text:p>-0.74</text:p>
          </table:table-cell>
          <table:table-cell table:formula="of:=IF(ABS([.A27])&lt;0.5;1-6*(([.A27])^2)+6*(ABS([.A27])^3);IF(ABS([.A27])&lt;1;2*((1-ABS([.A27]))^3);0))" office:value-type="float" office:value="0.0351520000000001">
            <text:p>0.035152</text:p>
          </table:table-cell>
          <table:table-cell/>
        </table:table-row>
        <table:table-row table:style-name="ro1">
          <table:table-cell table:formula="of:=[.A27]+0.01" office:value-type="float" office:value="-0.73">
            <text:p>-0.73</text:p>
          </table:table-cell>
          <table:table-cell table:formula="of:=IF(ABS([.A28])&lt;0.5;1-6*(([.A28])^2)+6*(ABS([.A28])^3);IF(ABS([.A28])&lt;1;2*((1-ABS([.A28]))^3);0))" office:value-type="float" office:value="0.0393660000000001">
            <text:p>0.039366</text:p>
          </table:table-cell>
          <table:table-cell/>
        </table:table-row>
        <table:table-row table:style-name="ro1">
          <table:table-cell table:formula="of:=[.A28]+0.01" office:value-type="float" office:value="-0.72">
            <text:p>-0.72</text:p>
          </table:table-cell>
          <table:table-cell table:formula="of:=IF(ABS([.A29])&lt;0.5;1-6*(([.A29])^2)+6*(ABS([.A29])^3);IF(ABS([.A29])&lt;1;2*((1-ABS([.A29]))^3);0))" office:value-type="float" office:value="0.0439040000000001">
            <text:p>0.043904</text:p>
          </table:table-cell>
          <table:table-cell/>
        </table:table-row>
        <table:table-row table:style-name="ro1">
          <table:table-cell table:formula="of:=[.A29]+0.01" office:value-type="float" office:value="-0.71">
            <text:p>-0.71</text:p>
          </table:table-cell>
          <table:table-cell table:formula="of:=IF(ABS([.A30])&lt;0.5;1-6*(([.A30])^2)+6*(ABS([.A30])^3);IF(ABS([.A30])&lt;1;2*((1-ABS([.A30]))^3);0))" office:value-type="float" office:value="0.0487780000000001">
            <text:p>0.048778</text:p>
          </table:table-cell>
          <table:table-cell/>
        </table:table-row>
        <table:table-row table:style-name="ro1">
          <table:table-cell table:formula="of:=[.A30]+0.01" office:value-type="float" office:value="-0.7">
            <text:p>-0.7</text:p>
          </table:table-cell>
          <table:table-cell table:formula="of:=IF(ABS([.A31])&lt;0.5;1-6*(([.A31])^2)+6*(ABS([.A31])^3);IF(ABS([.A31])&lt;1;2*((1-ABS([.A31]))^3);0))" office:value-type="float" office:value="0.0540000000000001">
            <text:p>0.054</text:p>
          </table:table-cell>
          <table:table-cell/>
        </table:table-row>
        <table:table-row table:style-name="ro1">
          <table:table-cell table:formula="of:=[.A31]+0.01" office:value-type="float" office:value="-0.69">
            <text:p>-0.69</text:p>
          </table:table-cell>
          <table:table-cell table:formula="of:=IF(ABS([.A32])&lt;0.5;1-6*(([.A32])^2)+6*(ABS([.A32])^3);IF(ABS([.A32])&lt;1;2*((1-ABS([.A32]))^3);0))" office:value-type="float" office:value="0.0595820000000002">
            <text:p>0.059582</text:p>
          </table:table-cell>
          <table:table-cell/>
        </table:table-row>
        <table:table-row table:style-name="ro1">
          <table:table-cell table:formula="of:=[.A32]+0.01" office:value-type="float" office:value="-0.68">
            <text:p>-0.68</text:p>
          </table:table-cell>
          <table:table-cell table:formula="of:=IF(ABS([.A33])&lt;0.5;1-6*(([.A33])^2)+6*(ABS([.A33])^3);IF(ABS([.A33])&lt;1;2*((1-ABS([.A33]))^3);0))" office:value-type="float" office:value="0.0655360000000002">
            <text:p>0.065536</text:p>
          </table:table-cell>
          <table:table-cell/>
        </table:table-row>
        <table:table-row table:style-name="ro1">
          <table:table-cell table:formula="of:=[.A33]+0.01" office:value-type="float" office:value="-0.67">
            <text:p>-0.67</text:p>
          </table:table-cell>
          <table:table-cell table:formula="of:=IF(ABS([.A34])&lt;0.5;1-6*(([.A34])^2)+6*(ABS([.A34])^3);IF(ABS([.A34])&lt;1;2*((1-ABS([.A34]))^3);0))" office:value-type="float" office:value="0.0718740000000002">
            <text:p>0.071874</text:p>
          </table:table-cell>
          <table:table-cell/>
        </table:table-row>
        <table:table-row table:style-name="ro1">
          <table:table-cell table:formula="of:=[.A34]+0.01" office:value-type="float" office:value="-0.66">
            <text:p>-0.66</text:p>
          </table:table-cell>
          <table:table-cell table:formula="of:=IF(ABS([.A35])&lt;0.5;1-6*(([.A35])^2)+6*(ABS([.A35])^3);IF(ABS([.A35])&lt;1;2*((1-ABS([.A35]))^3);0))" office:value-type="float" office:value="0.0786080000000002">
            <text:p>0.078608</text:p>
          </table:table-cell>
          <table:table-cell/>
        </table:table-row>
        <table:table-row table:style-name="ro1">
          <table:table-cell table:formula="of:=[.A35]+0.01" office:value-type="float" office:value="-0.65">
            <text:p>-0.65</text:p>
          </table:table-cell>
          <table:table-cell table:formula="of:=IF(ABS([.A36])&lt;0.5;1-6*(([.A36])^2)+6*(ABS([.A36])^3);IF(ABS([.A36])&lt;1;2*((1-ABS([.A36]))^3);0))" office:value-type="float" office:value="0.0857500000000002">
            <text:p>0.08575</text:p>
          </table:table-cell>
          <table:table-cell/>
        </table:table-row>
        <table:table-row table:style-name="ro1">
          <table:table-cell table:formula="of:=[.A36]+0.01" office:value-type="float" office:value="-0.64">
            <text:p>-0.64</text:p>
          </table:table-cell>
          <table:table-cell table:formula="of:=IF(ABS([.A37])&lt;0.5;1-6*(([.A37])^2)+6*(ABS([.A37])^3);IF(ABS([.A37])&lt;1;2*((1-ABS([.A37]))^3);0))" office:value-type="float" office:value="0.0933120000000002">
            <text:p>0.093312</text:p>
          </table:table-cell>
          <table:table-cell/>
        </table:table-row>
        <table:table-row table:style-name="ro1">
          <table:table-cell table:formula="of:=[.A37]+0.01" office:value-type="float" office:value="-0.63">
            <text:p>-0.63</text:p>
          </table:table-cell>
          <table:table-cell table:formula="of:=IF(ABS([.A38])&lt;0.5;1-6*(([.A38])^2)+6*(ABS([.A38])^3);IF(ABS([.A38])&lt;1;2*((1-ABS([.A38]))^3);0))" office:value-type="float" office:value="0.101306">
            <text:p>0.101306</text:p>
          </table:table-cell>
          <table:table-cell/>
        </table:table-row>
        <table:table-row table:style-name="ro1">
          <table:table-cell table:formula="of:=[.A38]+0.01" office:value-type="float" office:value="-0.62">
            <text:p>-0.62</text:p>
          </table:table-cell>
          <table:table-cell table:formula="of:=IF(ABS([.A39])&lt;0.5;1-6*(([.A39])^2)+6*(ABS([.A39])^3);IF(ABS([.A39])&lt;1;2*((1-ABS([.A39]))^3);0))" office:value-type="float" office:value="0.109744">
            <text:p>0.109744</text:p>
          </table:table-cell>
          <table:table-cell/>
        </table:table-row>
        <table:table-row table:style-name="ro1">
          <table:table-cell table:formula="of:=[.A39]+0.01" office:value-type="float" office:value="-0.61">
            <text:p>-0.61</text:p>
          </table:table-cell>
          <table:table-cell table:formula="of:=IF(ABS([.A40])&lt;0.5;1-6*(([.A40])^2)+6*(ABS([.A40])^3);IF(ABS([.A40])&lt;1;2*((1-ABS([.A40]))^3);0))" office:value-type="float" office:value="0.118638">
            <text:p>0.118638</text:p>
          </table:table-cell>
          <table:table-cell/>
        </table:table-row>
        <table:table-row table:style-name="ro1">
          <table:table-cell table:formula="of:=[.A40]+0.01" office:value-type="float" office:value="-0.6">
            <text:p>-0.6</text:p>
          </table:table-cell>
          <table:table-cell table:formula="of:=IF(ABS([.A41])&lt;0.5;1-6*(([.A41])^2)+6*(ABS([.A41])^3);IF(ABS([.A41])&lt;1;2*((1-ABS([.A41]))^3);0))" office:value-type="float" office:value="0.128">
            <text:p>0.128</text:p>
          </table:table-cell>
          <table:table-cell/>
        </table:table-row>
        <table:table-row table:style-name="ro1">
          <table:table-cell table:formula="of:=[.A41]+0.01" office:value-type="float" office:value="-0.59">
            <text:p>-0.59</text:p>
          </table:table-cell>
          <table:table-cell table:formula="of:=IF(ABS([.A42])&lt;0.5;1-6*(([.A42])^2)+6*(ABS([.A42])^3);IF(ABS([.A42])&lt;1;2*((1-ABS([.A42]))^3);0))" office:value-type="float" office:value="0.137842">
            <text:p>0.137842</text:p>
          </table:table-cell>
          <table:table-cell/>
        </table:table-row>
        <table:table-row table:style-name="ro1">
          <table:table-cell table:formula="of:=[.A42]+0.01" office:value-type="float" office:value="-0.58">
            <text:p>-0.58</text:p>
          </table:table-cell>
          <table:table-cell table:formula="of:=IF(ABS([.A43])&lt;0.5;1-6*(([.A43])^2)+6*(ABS([.A43])^3);IF(ABS([.A43])&lt;1;2*((1-ABS([.A43]))^3);0))" office:value-type="float" office:value="0.148176">
            <text:p>0.148176</text:p>
          </table:table-cell>
          <table:table-cell/>
        </table:table-row>
        <table:table-row table:style-name="ro1">
          <table:table-cell table:formula="of:=[.A43]+0.01" office:value-type="float" office:value="-0.57">
            <text:p>-0.57</text:p>
          </table:table-cell>
          <table:table-cell table:formula="of:=IF(ABS([.A44])&lt;0.5;1-6*(([.A44])^2)+6*(ABS([.A44])^3);IF(ABS([.A44])&lt;1;2*((1-ABS([.A44]))^3);0))" office:value-type="float" office:value="0.159014">
            <text:p>0.159014</text:p>
          </table:table-cell>
          <table:table-cell/>
        </table:table-row>
        <table:table-row table:style-name="ro1">
          <table:table-cell table:formula="of:=[.A44]+0.01" office:value-type="float" office:value="-0.56">
            <text:p>-0.56</text:p>
          </table:table-cell>
          <table:table-cell table:formula="of:=IF(ABS([.A45])&lt;0.5;1-6*(([.A45])^2)+6*(ABS([.A45])^3);IF(ABS([.A45])&lt;1;2*((1-ABS([.A45]))^3);0))" office:value-type="float" office:value="0.170368">
            <text:p>0.170368</text:p>
          </table:table-cell>
          <table:table-cell/>
        </table:table-row>
        <table:table-row table:style-name="ro1">
          <table:table-cell table:formula="of:=[.A45]+0.01" office:value-type="float" office:value="-0.55">
            <text:p>-0.55</text:p>
          </table:table-cell>
          <table:table-cell table:formula="of:=IF(ABS([.A46])&lt;0.5;1-6*(([.A46])^2)+6*(ABS([.A46])^3);IF(ABS([.A46])&lt;1;2*((1-ABS([.A46]))^3);0))" office:value-type="float" office:value="0.182250000000001">
            <text:p>0.18225</text:p>
          </table:table-cell>
          <table:table-cell/>
        </table:table-row>
        <table:table-row table:style-name="ro1">
          <table:table-cell table:formula="of:=[.A46]+0.01" office:value-type="float" office:value="-0.54">
            <text:p>-0.54</text:p>
          </table:table-cell>
          <table:table-cell table:formula="of:=IF(ABS([.A47])&lt;0.5;1-6*(([.A47])^2)+6*(ABS([.A47])^3);IF(ABS([.A47])&lt;1;2*((1-ABS([.A47]))^3);0))" office:value-type="float" office:value="0.194672000000001">
            <text:p>0.194672</text:p>
          </table:table-cell>
          <table:table-cell/>
        </table:table-row>
        <table:table-row table:style-name="ro1">
          <table:table-cell table:formula="of:=[.A47]+0.01" office:value-type="float" office:value="-0.53">
            <text:p>-0.53</text:p>
          </table:table-cell>
          <table:table-cell table:formula="of:=IF(ABS([.A48])&lt;0.5;1-6*(([.A48])^2)+6*(ABS([.A48])^3);IF(ABS([.A48])&lt;1;2*((1-ABS([.A48]))^3);0))" office:value-type="float" office:value="0.207646000000001">
            <text:p>0.207646</text:p>
          </table:table-cell>
          <table:table-cell/>
        </table:table-row>
        <table:table-row table:style-name="ro1">
          <table:table-cell table:formula="of:=[.A48]+0.01" office:value-type="float" office:value="-0.52">
            <text:p>-0.52</text:p>
          </table:table-cell>
          <table:table-cell table:formula="of:=IF(ABS([.A49])&lt;0.5;1-6*(([.A49])^2)+6*(ABS([.A49])^3);IF(ABS([.A49])&lt;1;2*((1-ABS([.A49]))^3);0))" office:value-type="float" office:value="0.221184000000001">
            <text:p>0.221184</text:p>
          </table:table-cell>
          <table:table-cell/>
        </table:table-row>
        <table:table-row table:style-name="ro1">
          <table:table-cell table:formula="of:=[.A49]+0.01" office:value-type="float" office:value="-0.51">
            <text:p>-0.51</text:p>
          </table:table-cell>
          <table:table-cell table:formula="of:=IF(ABS([.A50])&lt;0.5;1-6*(([.A50])^2)+6*(ABS([.A50])^3);IF(ABS([.A50])&lt;1;2*((1-ABS([.A50]))^3);0))" office:value-type="float" office:value="0.235298000000001">
            <text:p>0.235298</text:p>
          </table:table-cell>
          <table:table-cell/>
        </table:table-row>
        <table:table-row table:style-name="ro1">
          <table:table-cell table:formula="of:=[.A50]+0.01" office:value-type="float" office:value="-0.5">
            <text:p>-0.5</text:p>
          </table:table-cell>
          <table:table-cell table:formula="of:=IF(ABS([.A51])&lt;0.5;1-6*(([.A51])^2)+6*(ABS([.A51])^3);IF(ABS([.A51])&lt;1;2*((1-ABS([.A51]))^3);0))" office:value-type="float" office:value="0.250000000000001">
            <text:p>0.25</text:p>
          </table:table-cell>
          <table:table-cell/>
        </table:table-row>
        <table:table-row table:style-name="ro1">
          <table:table-cell table:formula="of:=[.A51]+0.01" office:value-type="float" office:value="-0.49">
            <text:p>-0.49</text:p>
          </table:table-cell>
          <table:table-cell table:formula="of:=IF(ABS([.A52])&lt;0.5;1-6*(([.A52])^2)+6*(ABS([.A52])^3);IF(ABS([.A52])&lt;1;2*((1-ABS([.A52]))^3);0))" office:value-type="float" office:value="0.265294000000001">
            <text:p>0.265294</text:p>
          </table:table-cell>
          <table:table-cell/>
        </table:table-row>
        <table:table-row table:style-name="ro1">
          <table:table-cell table:formula="of:=[.A52]+0.01" office:value-type="float" office:value="-0.48">
            <text:p>-0.48</text:p>
          </table:table-cell>
          <table:table-cell table:formula="of:=IF(ABS([.A53])&lt;0.5;1-6*(([.A53])^2)+6*(ABS([.A53])^3);IF(ABS([.A53])&lt;1;2*((1-ABS([.A53]))^3);0))" office:value-type="float" office:value="0.281152000000001">
            <text:p>0.281152</text:p>
          </table:table-cell>
          <table:table-cell/>
        </table:table-row>
        <table:table-row table:style-name="ro1">
          <table:table-cell table:formula="of:=[.A53]+0.01" office:value-type="float" office:value="-0.47">
            <text:p>-0.47</text:p>
          </table:table-cell>
          <table:table-cell table:formula="of:=IF(ABS([.A54])&lt;0.5;1-6*(([.A54])^2)+6*(ABS([.A54])^3);IF(ABS([.A54])&lt;1;2*((1-ABS([.A54]))^3);0))" office:value-type="float" office:value="0.297538000000001">
            <text:p>0.297538</text:p>
          </table:table-cell>
          <table:table-cell/>
        </table:table-row>
        <table:table-row table:style-name="ro1">
          <table:table-cell table:formula="of:=[.A54]+0.01" office:value-type="float" office:value="-0.46">
            <text:p>-0.46</text:p>
          </table:table-cell>
          <table:table-cell table:formula="of:=IF(ABS([.A55])&lt;0.5;1-6*(([.A55])^2)+6*(ABS([.A55])^3);IF(ABS([.A55])&lt;1;2*((1-ABS([.A55]))^3);0))" office:value-type="float" office:value="0.314416000000001">
            <text:p>0.314416</text:p>
          </table:table-cell>
          <table:table-cell/>
        </table:table-row>
        <table:table-row table:style-name="ro1">
          <table:table-cell table:formula="of:=[.A55]+0.01" office:value-type="float" office:value="-0.45">
            <text:p>-0.45</text:p>
          </table:table-cell>
          <table:table-cell table:formula="of:=IF(ABS([.A56])&lt;0.5;1-6*(([.A56])^2)+6*(ABS([.A56])^3);IF(ABS([.A56])&lt;1;2*((1-ABS([.A56]))^3);0))" office:value-type="float" office:value="0.331750000000001">
            <text:p>0.33175</text:p>
          </table:table-cell>
          <table:table-cell/>
        </table:table-row>
        <table:table-row table:style-name="ro1">
          <table:table-cell table:formula="of:=[.A56]+0.01" office:value-type="float" office:value="-0.44">
            <text:p>-0.44</text:p>
          </table:table-cell>
          <table:table-cell table:formula="of:=IF(ABS([.A57])&lt;0.5;1-6*(([.A57])^2)+6*(ABS([.A57])^3);IF(ABS([.A57])&lt;1;2*((1-ABS([.A57]))^3);0))" office:value-type="float" office:value="0.349504000000001">
            <text:p>0.349504</text:p>
          </table:table-cell>
          <table:table-cell/>
        </table:table-row>
        <table:table-row table:style-name="ro1">
          <table:table-cell table:formula="of:=[.A57]+0.01" office:value-type="float" office:value="-0.429999999999999">
            <text:p>-0.43</text:p>
          </table:table-cell>
          <table:table-cell table:formula="of:=IF(ABS([.A58])&lt;0.5;1-6*(([.A58])^2)+6*(ABS([.A58])^3);IF(ABS([.A58])&lt;1;2*((1-ABS([.A58]))^3);0))" office:value-type="float" office:value="0.367642000000001">
            <text:p>0.367642</text:p>
          </table:table-cell>
          <table:table-cell/>
        </table:table-row>
        <table:table-row table:style-name="ro1">
          <table:table-cell table:formula="of:=[.A58]+0.01" office:value-type="float" office:value="-0.42">
            <text:p>-0.42</text:p>
          </table:table-cell>
          <table:table-cell table:formula="of:=IF(ABS([.A59])&lt;0.5;1-6*(([.A59])^2)+6*(ABS([.A59])^3);IF(ABS([.A59])&lt;1;2*((1-ABS([.A59]))^3);0))" office:value-type="float" office:value="0.386128000000001">
            <text:p>0.386128</text:p>
          </table:table-cell>
          <table:table-cell/>
        </table:table-row>
        <table:table-row table:style-name="ro1">
          <table:table-cell table:formula="of:=[.A59]+0.01" office:value-type="float" office:value="-0.409999999999999">
            <text:p>-0.41</text:p>
          </table:table-cell>
          <table:table-cell table:formula="of:=IF(ABS([.A60])&lt;0.5;1-6*(([.A60])^2)+6*(ABS([.A60])^3);IF(ABS([.A60])&lt;1;2*((1-ABS([.A60]))^3);0))" office:value-type="float" office:value="0.404926000000001">
            <text:p>0.404926</text:p>
          </table:table-cell>
          <table:table-cell/>
        </table:table-row>
        <table:table-row table:style-name="ro1">
          <table:table-cell table:formula="of:=[.A60]+0.01" office:value-type="float" office:value="-0.4">
            <text:p>-0.4</text:p>
          </table:table-cell>
          <table:table-cell table:formula="of:=IF(ABS([.A61])&lt;0.5;1-6*(([.A61])^2)+6*(ABS([.A61])^3);IF(ABS([.A61])&lt;1;2*((1-ABS([.A61]))^3);0))" office:value-type="float" office:value="0.424000000000001">
            <text:p>0.424</text:p>
          </table:table-cell>
          <table:table-cell/>
        </table:table-row>
        <table:table-row table:style-name="ro1">
          <table:table-cell table:formula="of:=[.A61]+0.01" office:value-type="float" office:value="-0.389999999999999">
            <text:p>-0.39</text:p>
          </table:table-cell>
          <table:table-cell table:formula="of:=IF(ABS([.A62])&lt;0.5;1-6*(([.A62])^2)+6*(ABS([.A62])^3);IF(ABS([.A62])&lt;1;2*((1-ABS([.A62]))^3);0))" office:value-type="float" office:value="0.443314000000001">
            <text:p>0.443314</text:p>
          </table:table-cell>
          <table:table-cell/>
        </table:table-row>
        <table:table-row table:style-name="ro1">
          <table:table-cell table:formula="of:=[.A62]+0.01" office:value-type="float" office:value="-0.379999999999999">
            <text:p>-0.38</text:p>
          </table:table-cell>
          <table:table-cell table:formula="of:=IF(ABS([.A63])&lt;0.5;1-6*(([.A63])^2)+6*(ABS([.A63])^3);IF(ABS([.A63])&lt;1;2*((1-ABS([.A63]))^3);0))" office:value-type="float" office:value="0.462832000000001">
            <text:p>0.462832</text:p>
          </table:table-cell>
          <table:table-cell/>
        </table:table-row>
        <table:table-row table:style-name="ro1">
          <table:table-cell table:formula="of:=[.A63]+0.01" office:value-type="float" office:value="-0.369999999999999">
            <text:p>-0.37</text:p>
          </table:table-cell>
          <table:table-cell table:formula="of:=IF(ABS([.A64])&lt;0.5;1-6*(([.A64])^2)+6*(ABS([.A64])^3);IF(ABS([.A64])&lt;1;2*((1-ABS([.A64]))^3);0))" office:value-type="float" office:value="0.482518000000001">
            <text:p>0.482518</text:p>
          </table:table-cell>
          <table:table-cell/>
        </table:table-row>
        <table:table-row table:style-name="ro1">
          <table:table-cell table:formula="of:=[.A64]+0.01" office:value-type="float" office:value="-0.359999999999999">
            <text:p>-0.36</text:p>
          </table:table-cell>
          <table:table-cell table:formula="of:=IF(ABS([.A65])&lt;0.5;1-6*(([.A65])^2)+6*(ABS([.A65])^3);IF(ABS([.A65])&lt;1;2*((1-ABS([.A65]))^3);0))" office:value-type="float" office:value="0.502336000000001">
            <text:p>0.502336</text:p>
          </table:table-cell>
          <table:table-cell/>
        </table:table-row>
        <table:table-row table:style-name="ro1">
          <table:table-cell table:formula="of:=[.A65]+0.01" office:value-type="float" office:value="-0.349999999999999">
            <text:p>-0.35</text:p>
          </table:table-cell>
          <table:table-cell table:formula="of:=IF(ABS([.A66])&lt;0.5;1-6*(([.A66])^2)+6*(ABS([.A66])^3);IF(ABS([.A66])&lt;1;2*((1-ABS([.A66]))^3);0))" office:value-type="float" office:value="0.522250000000001">
            <text:p>0.52225</text:p>
          </table:table-cell>
          <table:table-cell/>
        </table:table-row>
        <table:table-row table:style-name="ro1">
          <table:table-cell table:formula="of:=[.A66]+0.01" office:value-type="float" office:value="-0.339999999999999">
            <text:p>-0.34</text:p>
          </table:table-cell>
          <table:table-cell table:formula="of:=IF(ABS([.A67])&lt;0.5;1-6*(([.A67])^2)+6*(ABS([.A67])^3);IF(ABS([.A67])&lt;1;2*((1-ABS([.A67]))^3);0))" office:value-type="float" office:value="0.542224000000001">
            <text:p>0.542224</text:p>
          </table:table-cell>
          <table:table-cell/>
        </table:table-row>
        <table:table-row table:style-name="ro1">
          <table:table-cell table:formula="of:=[.A67]+0.01" office:value-type="float" office:value="-0.329999999999999">
            <text:p>-0.33</text:p>
          </table:table-cell>
          <table:table-cell table:formula="of:=IF(ABS([.A68])&lt;0.5;1-6*(([.A68])^2)+6*(ABS([.A68])^3);IF(ABS([.A68])&lt;1;2*((1-ABS([.A68]))^3);0))" office:value-type="float" office:value="0.562222000000001">
            <text:p>0.562222</text:p>
          </table:table-cell>
          <table:table-cell/>
        </table:table-row>
        <table:table-row table:style-name="ro1">
          <table:table-cell table:formula="of:=[.A68]+0.01" office:value-type="float" office:value="-0.319999999999999">
            <text:p>-0.32</text:p>
          </table:table-cell>
          <table:table-cell table:formula="of:=IF(ABS([.A69])&lt;0.5;1-6*(([.A69])^2)+6*(ABS([.A69])^3);IF(ABS([.A69])&lt;1;2*((1-ABS([.A69]))^3);0))" office:value-type="float" office:value="0.582208000000001">
            <text:p>0.582208</text:p>
          </table:table-cell>
          <table:table-cell/>
        </table:table-row>
        <table:table-row table:style-name="ro1">
          <table:table-cell table:formula="of:=[.A69]+0.01" office:value-type="float" office:value="-0.309999999999999">
            <text:p>-0.31</text:p>
          </table:table-cell>
          <table:table-cell table:formula="of:=IF(ABS([.A70])&lt;0.5;1-6*(([.A70])^2)+6*(ABS([.A70])^3);IF(ABS([.A70])&lt;1;2*((1-ABS([.A70]))^3);0))" office:value-type="float" office:value="0.602146000000001">
            <text:p>0.602146</text:p>
          </table:table-cell>
          <table:table-cell/>
        </table:table-row>
        <table:table-row table:style-name="ro1">
          <table:table-cell table:formula="of:=[.A70]+0.01" office:value-type="float" office:value="-0.299999999999999">
            <text:p>-0.3</text:p>
          </table:table-cell>
          <table:table-cell table:formula="of:=IF(ABS([.A71])&lt;0.5;1-6*(([.A71])^2)+6*(ABS([.A71])^3);IF(ABS([.A71])&lt;1;2*((1-ABS([.A71]))^3);0))" office:value-type="float" office:value="0.622000000000001">
            <text:p>0.622</text:p>
          </table:table-cell>
          <table:table-cell/>
        </table:table-row>
        <table:table-row table:style-name="ro1">
          <table:table-cell table:formula="of:=[.A71]+0.01" office:value-type="float" office:value="-0.289999999999999">
            <text:p>-0.29</text:p>
          </table:table-cell>
          <table:table-cell table:formula="of:=IF(ABS([.A72])&lt;0.5;1-6*(([.A72])^2)+6*(ABS([.A72])^3);IF(ABS([.A72])&lt;1;2*((1-ABS([.A72]))^3);0))" office:value-type="float" office:value="0.641734000000001">
            <text:p>0.641734</text:p>
          </table:table-cell>
          <table:table-cell/>
        </table:table-row>
        <table:table-row table:style-name="ro1">
          <table:table-cell table:formula="of:=[.A72]+0.01" office:value-type="float" office:value="-0.279999999999999">
            <text:p>-0.28</text:p>
          </table:table-cell>
          <table:table-cell table:formula="of:=IF(ABS([.A73])&lt;0.5;1-6*(([.A73])^2)+6*(ABS([.A73])^3);IF(ABS([.A73])&lt;1;2*((1-ABS([.A73]))^3);0))" office:value-type="float" office:value="0.661312000000001">
            <text:p>0.661312</text:p>
          </table:table-cell>
          <table:table-cell/>
        </table:table-row>
        <table:table-row table:style-name="ro1">
          <table:table-cell table:formula="of:=[.A73]+0.01" office:value-type="float" office:value="-0.269999999999999">
            <text:p>-0.27</text:p>
          </table:table-cell>
          <table:table-cell table:formula="of:=IF(ABS([.A74])&lt;0.5;1-6*(([.A74])^2)+6*(ABS([.A74])^3);IF(ABS([.A74])&lt;1;2*((1-ABS([.A74]))^3);0))" office:value-type="float" office:value="0.680698000000001">
            <text:p>0.680698</text:p>
          </table:table-cell>
          <table:table-cell/>
        </table:table-row>
        <table:table-row table:style-name="ro1">
          <table:table-cell table:formula="of:=[.A74]+0.01" office:value-type="float" office:value="-0.259999999999999">
            <text:p>-0.26</text:p>
          </table:table-cell>
          <table:table-cell table:formula="of:=IF(ABS([.A75])&lt;0.5;1-6*(([.A75])^2)+6*(ABS([.A75])^3);IF(ABS([.A75])&lt;1;2*((1-ABS([.A75]))^3);0))" office:value-type="float" office:value="0.699856000000001">
            <text:p>0.699856</text:p>
          </table:table-cell>
          <table:table-cell/>
        </table:table-row>
        <table:table-row table:style-name="ro1">
          <table:table-cell table:formula="of:=[.A75]+0.01" office:value-type="float" office:value="-0.249999999999999">
            <text:p>-0.25</text:p>
          </table:table-cell>
          <table:table-cell table:formula="of:=IF(ABS([.A76])&lt;0.5;1-6*(([.A76])^2)+6*(ABS([.A76])^3);IF(ABS([.A76])&lt;1;2*((1-ABS([.A76]))^3);0))" office:value-type="float" office:value="0.718750000000001">
            <text:p>0.71875</text:p>
          </table:table-cell>
          <table:table-cell/>
        </table:table-row>
        <table:table-row table:style-name="ro1">
          <table:table-cell table:formula="of:=[.A76]+0.01" office:value-type="float" office:value="-0.239999999999999">
            <text:p>-0.24</text:p>
          </table:table-cell>
          <table:table-cell table:formula="of:=IF(ABS([.A77])&lt;0.5;1-6*(([.A77])^2)+6*(ABS([.A77])^3);IF(ABS([.A77])&lt;1;2*((1-ABS([.A77]))^3);0))" office:value-type="float" office:value="0.737344000000001">
            <text:p>0.737344</text:p>
          </table:table-cell>
          <table:table-cell/>
        </table:table-row>
        <table:table-row table:style-name="ro1">
          <table:table-cell table:formula="of:=[.A77]+0.01" office:value-type="float" office:value="-0.229999999999999">
            <text:p>-0.23</text:p>
          </table:table-cell>
          <table:table-cell table:formula="of:=IF(ABS([.A78])&lt;0.5;1-6*(([.A78])^2)+6*(ABS([.A78])^3);IF(ABS([.A78])&lt;1;2*((1-ABS([.A78]))^3);0))" office:value-type="float" office:value="0.755602000000001">
            <text:p>0.755602</text:p>
          </table:table-cell>
          <table:table-cell/>
        </table:table-row>
        <table:table-row table:style-name="ro1">
          <table:table-cell table:formula="of:=[.A78]+0.01" office:value-type="float" office:value="-0.219999999999999">
            <text:p>-0.22</text:p>
          </table:table-cell>
          <table:table-cell table:formula="of:=IF(ABS([.A79])&lt;0.5;1-6*(([.A79])^2)+6*(ABS([.A79])^3);IF(ABS([.A79])&lt;1;2*((1-ABS([.A79]))^3);0))" office:value-type="float" office:value="0.773488000000001">
            <text:p>0.773488</text:p>
          </table:table-cell>
          <table:table-cell/>
        </table:table-row>
        <table:table-row table:style-name="ro1">
          <table:table-cell table:formula="of:=[.A79]+0.01" office:value-type="float" office:value="-0.209999999999999">
            <text:p>-0.21</text:p>
          </table:table-cell>
          <table:table-cell table:formula="of:=IF(ABS([.A80])&lt;0.5;1-6*(([.A80])^2)+6*(ABS([.A80])^3);IF(ABS([.A80])&lt;1;2*((1-ABS([.A80]))^3);0))" office:value-type="float" office:value="0.790966000000001">
            <text:p>0.790966</text:p>
          </table:table-cell>
          <table:table-cell/>
        </table:table-row>
        <table:table-row table:style-name="ro1">
          <table:table-cell table:formula="of:=[.A80]+0.01" office:value-type="float" office:value="-0.199999999999999">
            <text:p>-0.2</text:p>
          </table:table-cell>
          <table:table-cell table:formula="of:=IF(ABS([.A81])&lt;0.5;1-6*(([.A81])^2)+6*(ABS([.A81])^3);IF(ABS([.A81])&lt;1;2*((1-ABS([.A81]))^3);0))" office:value-type="float" office:value="0.808000000000001">
            <text:p>0.808</text:p>
          </table:table-cell>
          <table:table-cell/>
        </table:table-row>
        <table:table-row table:style-name="ro1">
          <table:table-cell table:formula="of:=[.A81]+0.01" office:value-type="float" office:value="-0.189999999999999">
            <text:p>-0.19</text:p>
          </table:table-cell>
          <table:table-cell table:formula="of:=IF(ABS([.A82])&lt;0.5;1-6*(([.A82])^2)+6*(ABS([.A82])^3);IF(ABS([.A82])&lt;1;2*((1-ABS([.A82]))^3);0))" office:value-type="float" office:value="0.824554000000001">
            <text:p>0.824554</text:p>
          </table:table-cell>
          <table:table-cell/>
        </table:table-row>
        <table:table-row table:style-name="ro1">
          <table:table-cell table:formula="of:=[.A82]+0.01" office:value-type="float" office:value="-0.179999999999999">
            <text:p>-0.18</text:p>
          </table:table-cell>
          <table:table-cell table:formula="of:=IF(ABS([.A83])&lt;0.5;1-6*(([.A83])^2)+6*(ABS([.A83])^3);IF(ABS([.A83])&lt;1;2*((1-ABS([.A83]))^3);0))" office:value-type="float" office:value="0.840592000000001">
            <text:p>0.840592</text:p>
          </table:table-cell>
          <table:table-cell/>
        </table:table-row>
        <table:table-row table:style-name="ro1">
          <table:table-cell table:formula="of:=[.A83]+0.01" office:value-type="float" office:value="-0.169999999999999">
            <text:p>-0.17</text:p>
          </table:table-cell>
          <table:table-cell table:formula="of:=IF(ABS([.A84])&lt;0.5;1-6*(([.A84])^2)+6*(ABS([.A84])^3);IF(ABS([.A84])&lt;1;2*((1-ABS([.A84]))^3);0))" office:value-type="float" office:value="0.856078000000001">
            <text:p>0.856078</text:p>
          </table:table-cell>
          <table:table-cell/>
        </table:table-row>
        <table:table-row table:style-name="ro1">
          <table:table-cell table:formula="of:=[.A84]+0.01" office:value-type="float" office:value="-0.159999999999999">
            <text:p>-0.16</text:p>
          </table:table-cell>
          <table:table-cell table:formula="of:=IF(ABS([.A85])&lt;0.5;1-6*(([.A85])^2)+6*(ABS([.A85])^3);IF(ABS([.A85])&lt;1;2*((1-ABS([.A85]))^3);0))" office:value-type="float" office:value="0.870976000000001">
            <text:p>0.870976</text:p>
          </table:table-cell>
          <table:table-cell/>
        </table:table-row>
        <table:table-row table:style-name="ro1">
          <table:table-cell table:formula="of:=[.A85]+0.01" office:value-type="float" office:value="-0.149999999999999">
            <text:p>-0.15</text:p>
          </table:table-cell>
          <table:table-cell table:formula="of:=IF(ABS([.A86])&lt;0.5;1-6*(([.A86])^2)+6*(ABS([.A86])^3);IF(ABS([.A86])&lt;1;2*((1-ABS([.A86]))^3);0))" office:value-type="float" office:value="0.885250000000001">
            <text:p>0.88525</text:p>
          </table:table-cell>
          <table:table-cell/>
        </table:table-row>
        <table:table-row table:style-name="ro1">
          <table:table-cell table:formula="of:=[.A86]+0.01" office:value-type="float" office:value="-0.139999999999999">
            <text:p>-0.14</text:p>
          </table:table-cell>
          <table:table-cell table:formula="of:=IF(ABS([.A87])&lt;0.5;1-6*(([.A87])^2)+6*(ABS([.A87])^3);IF(ABS([.A87])&lt;1;2*((1-ABS([.A87]))^3);0))" office:value-type="float" office:value="0.898864000000001">
            <text:p>0.898864</text:p>
          </table:table-cell>
          <table:table-cell/>
        </table:table-row>
        <table:table-row table:style-name="ro1">
          <table:table-cell table:formula="of:=[.A87]+0.01" office:value-type="float" office:value="-0.129999999999999">
            <text:p>-0.13</text:p>
          </table:table-cell>
          <table:table-cell table:formula="of:=IF(ABS([.A88])&lt;0.5;1-6*(([.A88])^2)+6*(ABS([.A88])^3);IF(ABS([.A88])&lt;1;2*((1-ABS([.A88]))^3);0))" office:value-type="float" office:value="0.911782000000001">
            <text:p>0.911782</text:p>
          </table:table-cell>
          <table:table-cell/>
        </table:table-row>
        <table:table-row table:style-name="ro1">
          <table:table-cell table:formula="of:=[.A88]+0.01" office:value-type="float" office:value="-0.119999999999999">
            <text:p>-0.12</text:p>
          </table:table-cell>
          <table:table-cell table:formula="of:=IF(ABS([.A89])&lt;0.5;1-6*(([.A89])^2)+6*(ABS([.A89])^3);IF(ABS([.A89])&lt;1;2*((1-ABS([.A89]))^3);0))" office:value-type="float" office:value="0.923968000000001">
            <text:p>0.923968</text:p>
          </table:table-cell>
          <table:table-cell/>
        </table:table-row>
        <table:table-row table:style-name="ro1">
          <table:table-cell table:formula="of:=[.A89]+0.01" office:value-type="float" office:value="-0.109999999999999">
            <text:p>-0.11</text:p>
          </table:table-cell>
          <table:table-cell table:formula="of:=IF(ABS([.A90])&lt;0.5;1-6*(([.A90])^2)+6*(ABS([.A90])^3);IF(ABS([.A90])&lt;1;2*((1-ABS([.A90]))^3);0))" office:value-type="float" office:value="0.935386000000001">
            <text:p>0.935386</text:p>
          </table:table-cell>
          <table:table-cell/>
        </table:table-row>
        <table:table-row table:style-name="ro1">
          <table:table-cell table:formula="of:=[.A90]+0.01" office:value-type="float" office:value="-0.0999999999999992">
            <text:p>-0.1</text:p>
          </table:table-cell>
          <table:table-cell table:formula="of:=IF(ABS([.A91])&lt;0.5;1-6*(([.A91])^2)+6*(ABS([.A91])^3);IF(ABS([.A91])&lt;1;2*((1-ABS([.A91]))^3);0))" office:value-type="float" office:value="0.946000000000001">
            <text:p>0.946</text:p>
          </table:table-cell>
          <table:table-cell/>
        </table:table-row>
        <table:table-row table:style-name="ro1">
          <table:table-cell table:formula="of:=[.A91]+0.01" office:value-type="float" office:value="-0.0899999999999993">
            <text:p>-0.09</text:p>
          </table:table-cell>
          <table:table-cell table:formula="of:=IF(ABS([.A92])&lt;0.5;1-6*(([.A92])^2)+6*(ABS([.A92])^3);IF(ABS([.A92])&lt;1;2*((1-ABS([.A92]))^3);0))" office:value-type="float" office:value="0.955774000000001">
            <text:p>0.955774</text:p>
          </table:table-cell>
          <table:table-cell/>
        </table:table-row>
        <table:table-row table:style-name="ro1">
          <table:table-cell table:formula="of:=[.A92]+0.01" office:value-type="float" office:value="-0.0799999999999993">
            <text:p>-0.08</text:p>
          </table:table-cell>
          <table:table-cell table:formula="of:=IF(ABS([.A93])&lt;0.5;1-6*(([.A93])^2)+6*(ABS([.A93])^3);IF(ABS([.A93])&lt;1;2*((1-ABS([.A93]))^3);0))" office:value-type="float" office:value="0.964672000000001">
            <text:p>0.964672</text:p>
          </table:table-cell>
          <table:table-cell/>
        </table:table-row>
        <table:table-row table:style-name="ro1">
          <table:table-cell table:formula="of:=[.A93]+0.01" office:value-type="float" office:value="-0.0699999999999993">
            <text:p>-0.07</text:p>
          </table:table-cell>
          <table:table-cell table:formula="of:=IF(ABS([.A94])&lt;0.5;1-6*(([.A94])^2)+6*(ABS([.A94])^3);IF(ABS([.A94])&lt;1;2*((1-ABS([.A94]))^3);0))" office:value-type="float" office:value="0.972658">
            <text:p>0.972658</text:p>
          </table:table-cell>
          <table:table-cell/>
        </table:table-row>
        <table:table-row table:style-name="ro1">
          <table:table-cell table:formula="of:=[.A94]+0.01" office:value-type="float" office:value="-0.0599999999999993">
            <text:p>-0.06</text:p>
          </table:table-cell>
          <table:table-cell table:formula="of:=IF(ABS([.A95])&lt;0.5;1-6*(([.A95])^2)+6*(ABS([.A95])^3);IF(ABS([.A95])&lt;1;2*((1-ABS([.A95]))^3);0))" office:value-type="float" office:value="0.979696">
            <text:p>0.979696</text:p>
          </table:table-cell>
          <table:table-cell/>
        </table:table-row>
        <table:table-row table:style-name="ro1">
          <table:table-cell table:formula="of:=[.A95]+0.01" office:value-type="float" office:value="-0.0499999999999993">
            <text:p>-0.05</text:p>
          </table:table-cell>
          <table:table-cell table:formula="of:=IF(ABS([.A96])&lt;0.5;1-6*(([.A96])^2)+6*(ABS([.A96])^3);IF(ABS([.A96])&lt;1;2*((1-ABS([.A96]))^3);0))" office:value-type="float" office:value="0.98575">
            <text:p>0.98575</text:p>
          </table:table-cell>
          <table:table-cell/>
        </table:table-row>
        <table:table-row table:style-name="ro1">
          <table:table-cell table:formula="of:=[.A96]+0.01" office:value-type="float" office:value="-0.0399999999999992">
            <text:p>-0.04</text:p>
          </table:table-cell>
          <table:table-cell table:formula="of:=IF(ABS([.A97])&lt;0.5;1-6*(([.A97])^2)+6*(ABS([.A97])^3);IF(ABS([.A97])&lt;1;2*((1-ABS([.A97]))^3);0))" office:value-type="float" office:value="0.990784">
            <text:p>0.990784</text:p>
          </table:table-cell>
          <table:table-cell/>
        </table:table-row>
        <table:table-row table:style-name="ro1">
          <table:table-cell table:formula="of:=[.A97]+0.01" office:value-type="float" office:value="-0.0299999999999992">
            <text:p>-0.03</text:p>
          </table:table-cell>
          <table:table-cell table:formula="of:=IF(ABS([.A98])&lt;0.5;1-6*(([.A98])^2)+6*(ABS([.A98])^3);IF(ABS([.A98])&lt;1;2*((1-ABS([.A98]))^3);0))" office:value-type="float" office:value="0.994762">
            <text:p>0.994762</text:p>
          </table:table-cell>
          <table:table-cell/>
        </table:table-row>
        <table:table-row table:style-name="ro1">
          <table:table-cell table:formula="of:=[.A98]+0.01" office:value-type="float" office:value="-0.0199999999999992">
            <text:p>-0.02</text:p>
          </table:table-cell>
          <table:table-cell table:formula="of:=IF(ABS([.A99])&lt;0.5;1-6*(([.A99])^2)+6*(ABS([.A99])^3);IF(ABS([.A99])&lt;1;2*((1-ABS([.A99]))^3);0))" office:value-type="float" office:value="0.997648">
            <text:p>0.997648</text:p>
          </table:table-cell>
          <table:table-cell/>
        </table:table-row>
        <table:table-row table:style-name="ro1">
          <table:table-cell table:formula="of:=[.A99]+0.01" office:value-type="float" office:value="-0.00999999999999925">
            <text:p>-0.01</text:p>
          </table:table-cell>
          <table:table-cell table:formula="of:=IF(ABS([.A100])&lt;0.5;1-6*(([.A100])^2)+6*(ABS([.A100])^3);IF(ABS([.A100])&lt;1;2*((1-ABS([.A100]))^3);0))" office:value-type="float" office:value="0.999406">
            <text:p>0.999406</text:p>
          </table:table-cell>
          <table:table-cell/>
        </table:table-row>
        <table:table-row table:style-name="ro1">
          <table:table-cell table:formula="of:=[.A100]+0.01" office:value-type="float" office:value="7.52869988573934E-016">
            <text:p>7.52869988573934E-016</text:p>
          </table:table-cell>
          <table:table-cell table:formula="of:=IF(ABS([.A101])&lt;0.5;1-6*(([.A101])^2)+6*(ABS([.A101])^3);IF(ABS([.A101])&lt;1;2*((1-ABS([.A101]))^3);0))" office:value-type="float" office:value="1">
            <text:p>1</text:p>
          </table:table-cell>
          <table:table-cell/>
        </table:table-row>
        <table:table-row table:style-name="ro1">
          <table:table-cell table:formula="of:=[.A101]+0.01" office:value-type="float" office:value="0.0100000000000008">
            <text:p>0.01</text:p>
          </table:table-cell>
          <table:table-cell table:formula="of:=IF(ABS([.A102])&lt;0.5;1-6*(([.A102])^2)+6*(ABS([.A102])^3);IF(ABS([.A102])&lt;1;2*((1-ABS([.A102]))^3);0))" office:value-type="float" office:value="0.999406">
            <text:p>0.999406</text:p>
          </table:table-cell>
          <table:table-cell/>
        </table:table-row>
        <table:table-row table:style-name="ro1">
          <table:table-cell table:formula="of:=[.A102]+0.01" office:value-type="float" office:value="0.0200000000000008">
            <text:p>0.02</text:p>
          </table:table-cell>
          <table:table-cell table:formula="of:=IF(ABS([.A103])&lt;0.5;1-6*(([.A103])^2)+6*(ABS([.A103])^3);IF(ABS([.A103])&lt;1;2*((1-ABS([.A103]))^3);0))" office:value-type="float" office:value="0.997648">
            <text:p>0.997648</text:p>
          </table:table-cell>
          <table:table-cell/>
        </table:table-row>
        <table:table-row table:style-name="ro1">
          <table:table-cell table:formula="of:=[.A103]+0.01" office:value-type="float" office:value="0.0300000000000008">
            <text:p>0.03</text:p>
          </table:table-cell>
          <table:table-cell table:formula="of:=IF(ABS([.A104])&lt;0.5;1-6*(([.A104])^2)+6*(ABS([.A104])^3);IF(ABS([.A104])&lt;1;2*((1-ABS([.A104]))^3);0))" office:value-type="float" office:value="0.994762">
            <text:p>0.994762</text:p>
          </table:table-cell>
          <table:table-cell/>
        </table:table-row>
        <table:table-row table:style-name="ro1">
          <table:table-cell table:formula="of:=[.A104]+0.01" office:value-type="float" office:value="0.0400000000000008">
            <text:p>0.04</text:p>
          </table:table-cell>
          <table:table-cell table:formula="of:=IF(ABS([.A105])&lt;0.5;1-6*(([.A105])^2)+6*(ABS([.A105])^3);IF(ABS([.A105])&lt;1;2*((1-ABS([.A105]))^3);0))" office:value-type="float" office:value="0.990784">
            <text:p>0.990784</text:p>
          </table:table-cell>
          <table:table-cell/>
        </table:table-row>
        <table:table-row table:style-name="ro1">
          <table:table-cell table:formula="of:=[.A105]+0.01" office:value-type="float" office:value="0.0500000000000008">
            <text:p>0.05</text:p>
          </table:table-cell>
          <table:table-cell table:formula="of:=IF(ABS([.A106])&lt;0.5;1-6*(([.A106])^2)+6*(ABS([.A106])^3);IF(ABS([.A106])&lt;1;2*((1-ABS([.A106]))^3);0))" office:value-type="float" office:value="0.985749999999999">
            <text:p>0.98575</text:p>
          </table:table-cell>
          <table:table-cell/>
        </table:table-row>
        <table:table-row table:style-name="ro1">
          <table:table-cell table:formula="of:=[.A106]+0.01" office:value-type="float" office:value="0.0600000000000008">
            <text:p>0.06</text:p>
          </table:table-cell>
          <table:table-cell table:formula="of:=IF(ABS([.A107])&lt;0.5;1-6*(([.A107])^2)+6*(ABS([.A107])^3);IF(ABS([.A107])&lt;1;2*((1-ABS([.A107]))^3);0))" office:value-type="float" office:value="0.979696">
            <text:p>0.979696</text:p>
          </table:table-cell>
          <table:table-cell/>
        </table:table-row>
        <table:table-row table:style-name="ro1">
          <table:table-cell table:formula="of:=[.A107]+0.01" office:value-type="float" office:value="0.0700000000000008">
            <text:p>0.07</text:p>
          </table:table-cell>
          <table:table-cell table:formula="of:=IF(ABS([.A108])&lt;0.5;1-6*(([.A108])^2)+6*(ABS([.A108])^3);IF(ABS([.A108])&lt;1;2*((1-ABS([.A108]))^3);0))" office:value-type="float" office:value="0.972658">
            <text:p>0.972658</text:p>
          </table:table-cell>
          <table:table-cell/>
        </table:table-row>
        <table:table-row table:style-name="ro1">
          <table:table-cell table:formula="of:=[.A108]+0.01" office:value-type="float" office:value="0.0800000000000007">
            <text:p>0.08</text:p>
          </table:table-cell>
          <table:table-cell table:formula="of:=IF(ABS([.A109])&lt;0.5;1-6*(([.A109])^2)+6*(ABS([.A109])^3);IF(ABS([.A109])&lt;1;2*((1-ABS([.A109]))^3);0))" office:value-type="float" office:value="0.964671999999999">
            <text:p>0.964672</text:p>
          </table:table-cell>
          <table:table-cell/>
        </table:table-row>
        <table:table-row table:style-name="ro1">
          <table:table-cell table:formula="of:=[.A109]+0.01" office:value-type="float" office:value="0.0900000000000007">
            <text:p>0.09</text:p>
          </table:table-cell>
          <table:table-cell table:formula="of:=IF(ABS([.A110])&lt;0.5;1-6*(([.A110])^2)+6*(ABS([.A110])^3);IF(ABS([.A110])&lt;1;2*((1-ABS([.A110]))^3);0))" office:value-type="float" office:value="0.955773999999999">
            <text:p>0.955774</text:p>
          </table:table-cell>
          <table:table-cell/>
        </table:table-row>
        <table:table-row table:style-name="ro1">
          <table:table-cell table:formula="of:=[.A110]+0.01" office:value-type="float" office:value="0.100000000000001">
            <text:p>0.1</text:p>
          </table:table-cell>
          <table:table-cell table:formula="of:=IF(ABS([.A111])&lt;0.5;1-6*(([.A111])^2)+6*(ABS([.A111])^3);IF(ABS([.A111])&lt;1;2*((1-ABS([.A111]))^3);0))" office:value-type="float" office:value="0.945999999999999">
            <text:p>0.946</text:p>
          </table:table-cell>
          <table:table-cell/>
        </table:table-row>
        <table:table-row table:style-name="ro1">
          <table:table-cell table:formula="of:=[.A111]+0.01" office:value-type="float" office:value="0.110000000000001">
            <text:p>0.11</text:p>
          </table:table-cell>
          <table:table-cell table:formula="of:=IF(ABS([.A112])&lt;0.5;1-6*(([.A112])^2)+6*(ABS([.A112])^3);IF(ABS([.A112])&lt;1;2*((1-ABS([.A112]))^3);0))" office:value-type="float" office:value="0.935385999999999">
            <text:p>0.935386</text:p>
          </table:table-cell>
          <table:table-cell/>
        </table:table-row>
        <table:table-row table:style-name="ro1">
          <table:table-cell table:formula="of:=[.A112]+0.01" office:value-type="float" office:value="0.120000000000001">
            <text:p>0.12</text:p>
          </table:table-cell>
          <table:table-cell table:formula="of:=IF(ABS([.A113])&lt;0.5;1-6*(([.A113])^2)+6*(ABS([.A113])^3);IF(ABS([.A113])&lt;1;2*((1-ABS([.A113]))^3);0))" office:value-type="float" office:value="0.923967999999999">
            <text:p>0.923968</text:p>
          </table:table-cell>
          <table:table-cell/>
        </table:table-row>
        <table:table-row table:style-name="ro1">
          <table:table-cell table:formula="of:=[.A113]+0.01" office:value-type="float" office:value="0.130000000000001">
            <text:p>0.13</text:p>
          </table:table-cell>
          <table:table-cell table:formula="of:=IF(ABS([.A114])&lt;0.5;1-6*(([.A114])^2)+6*(ABS([.A114])^3);IF(ABS([.A114])&lt;1;2*((1-ABS([.A114]))^3);0))" office:value-type="float" office:value="0.911781999999999">
            <text:p>0.911782</text:p>
          </table:table-cell>
          <table:table-cell/>
        </table:table-row>
        <table:table-row table:style-name="ro1">
          <table:table-cell table:formula="of:=[.A114]+0.01" office:value-type="float" office:value="0.140000000000001">
            <text:p>0.14</text:p>
          </table:table-cell>
          <table:table-cell table:formula="of:=IF(ABS([.A115])&lt;0.5;1-6*(([.A115])^2)+6*(ABS([.A115])^3);IF(ABS([.A115])&lt;1;2*((1-ABS([.A115]))^3);0))" office:value-type="float" office:value="0.898863999999999">
            <text:p>0.898864</text:p>
          </table:table-cell>
          <table:table-cell/>
        </table:table-row>
        <table:table-row table:style-name="ro1">
          <table:table-cell table:formula="of:=[.A115]+0.01" office:value-type="float" office:value="0.150000000000001">
            <text:p>0.15</text:p>
          </table:table-cell>
          <table:table-cell table:formula="of:=IF(ABS([.A116])&lt;0.5;1-6*(([.A116])^2)+6*(ABS([.A116])^3);IF(ABS([.A116])&lt;1;2*((1-ABS([.A116]))^3);0))" office:value-type="float" office:value="0.885249999999999">
            <text:p>0.88525</text:p>
          </table:table-cell>
          <table:table-cell/>
        </table:table-row>
        <table:table-row table:style-name="ro1">
          <table:table-cell table:formula="of:=[.A116]+0.01" office:value-type="float" office:value="0.160000000000001">
            <text:p>0.16</text:p>
          </table:table-cell>
          <table:table-cell table:formula="of:=IF(ABS([.A117])&lt;0.5;1-6*(([.A117])^2)+6*(ABS([.A117])^3);IF(ABS([.A117])&lt;1;2*((1-ABS([.A117]))^3);0))" office:value-type="float" office:value="0.870975999999999">
            <text:p>0.870976</text:p>
          </table:table-cell>
          <table:table-cell/>
        </table:table-row>
        <table:table-row table:style-name="ro1">
          <table:table-cell table:formula="of:=[.A117]+0.01" office:value-type="float" office:value="0.170000000000001">
            <text:p>0.17</text:p>
          </table:table-cell>
          <table:table-cell table:formula="of:=IF(ABS([.A118])&lt;0.5;1-6*(([.A118])^2)+6*(ABS([.A118])^3);IF(ABS([.A118])&lt;1;2*((1-ABS([.A118]))^3);0))" office:value-type="float" office:value="0.856077999999999">
            <text:p>0.856078</text:p>
          </table:table-cell>
          <table:table-cell/>
        </table:table-row>
        <table:table-row table:style-name="ro1">
          <table:table-cell table:formula="of:=[.A118]+0.01" office:value-type="float" office:value="0.180000000000001">
            <text:p>0.18</text:p>
          </table:table-cell>
          <table:table-cell table:formula="of:=IF(ABS([.A119])&lt;0.5;1-6*(([.A119])^2)+6*(ABS([.A119])^3);IF(ABS([.A119])&lt;1;2*((1-ABS([.A119]))^3);0))" office:value-type="float" office:value="0.840591999999999">
            <text:p>0.840592</text:p>
          </table:table-cell>
          <table:table-cell/>
        </table:table-row>
        <table:table-row table:style-name="ro1">
          <table:table-cell table:formula="of:=[.A119]+0.01" office:value-type="float" office:value="0.190000000000001">
            <text:p>0.19</text:p>
          </table:table-cell>
          <table:table-cell table:formula="of:=IF(ABS([.A120])&lt;0.5;1-6*(([.A120])^2)+6*(ABS([.A120])^3);IF(ABS([.A120])&lt;1;2*((1-ABS([.A120]))^3);0))" office:value-type="float" office:value="0.824553999999999">
            <text:p>0.824554</text:p>
          </table:table-cell>
          <table:table-cell/>
        </table:table-row>
        <table:table-row table:style-name="ro1">
          <table:table-cell table:formula="of:=[.A120]+0.01" office:value-type="float" office:value="0.200000000000001">
            <text:p>0.2</text:p>
          </table:table-cell>
          <table:table-cell table:formula="of:=IF(ABS([.A121])&lt;0.5;1-6*(([.A121])^2)+6*(ABS([.A121])^3);IF(ABS([.A121])&lt;1;2*((1-ABS([.A121]))^3);0))" office:value-type="float" office:value="0.807999999999999">
            <text:p>0.808</text:p>
          </table:table-cell>
          <table:table-cell/>
        </table:table-row>
        <table:table-row table:style-name="ro1">
          <table:table-cell table:formula="of:=[.A121]+0.01" office:value-type="float" office:value="0.210000000000001">
            <text:p>0.21</text:p>
          </table:table-cell>
          <table:table-cell table:formula="of:=IF(ABS([.A122])&lt;0.5;1-6*(([.A122])^2)+6*(ABS([.A122])^3);IF(ABS([.A122])&lt;1;2*((1-ABS([.A122]))^3);0))" office:value-type="float" office:value="0.790965999999999">
            <text:p>0.790966</text:p>
          </table:table-cell>
          <table:table-cell/>
        </table:table-row>
        <table:table-row table:style-name="ro1">
          <table:table-cell table:formula="of:=[.A122]+0.01" office:value-type="float" office:value="0.220000000000001">
            <text:p>0.22</text:p>
          </table:table-cell>
          <table:table-cell table:formula="of:=IF(ABS([.A123])&lt;0.5;1-6*(([.A123])^2)+6*(ABS([.A123])^3);IF(ABS([.A123])&lt;1;2*((1-ABS([.A123]))^3);0))" office:value-type="float" office:value="0.773487999999999">
            <text:p>0.773488</text:p>
          </table:table-cell>
          <table:table-cell/>
        </table:table-row>
        <table:table-row table:style-name="ro1">
          <table:table-cell table:formula="of:=[.A123]+0.01" office:value-type="float" office:value="0.230000000000001">
            <text:p>0.23</text:p>
          </table:table-cell>
          <table:table-cell table:formula="of:=IF(ABS([.A124])&lt;0.5;1-6*(([.A124])^2)+6*(ABS([.A124])^3);IF(ABS([.A124])&lt;1;2*((1-ABS([.A124]))^3);0))" office:value-type="float" office:value="0.755601999999999">
            <text:p>0.755602</text:p>
          </table:table-cell>
          <table:table-cell/>
        </table:table-row>
        <table:table-row table:style-name="ro1">
          <table:table-cell table:formula="of:=[.A124]+0.01" office:value-type="float" office:value="0.240000000000001">
            <text:p>0.24</text:p>
          </table:table-cell>
          <table:table-cell table:formula="of:=IF(ABS([.A125])&lt;0.5;1-6*(([.A125])^2)+6*(ABS([.A125])^3);IF(ABS([.A125])&lt;1;2*((1-ABS([.A125]))^3);0))" office:value-type="float" office:value="0.737343999999998">
            <text:p>0.737344</text:p>
          </table:table-cell>
          <table:table-cell/>
        </table:table-row>
        <table:table-row table:style-name="ro1">
          <table:table-cell table:formula="of:=[.A125]+0.01" office:value-type="float" office:value="0.250000000000001">
            <text:p>0.25</text:p>
          </table:table-cell>
          <table:table-cell table:formula="of:=IF(ABS([.A126])&lt;0.5;1-6*(([.A126])^2)+6*(ABS([.A126])^3);IF(ABS([.A126])&lt;1;2*((1-ABS([.A126]))^3);0))" office:value-type="float" office:value="0.718749999999998">
            <text:p>0.71875</text:p>
          </table:table-cell>
          <table:table-cell/>
        </table:table-row>
        <table:table-row table:style-name="ro1">
          <table:table-cell table:formula="of:=[.A126]+0.01" office:value-type="float" office:value="0.260000000000001">
            <text:p>0.26</text:p>
          </table:table-cell>
          <table:table-cell table:formula="of:=IF(ABS([.A127])&lt;0.5;1-6*(([.A127])^2)+6*(ABS([.A127])^3);IF(ABS([.A127])&lt;1;2*((1-ABS([.A127]))^3);0))" office:value-type="float" office:value="0.699855999999998">
            <text:p>0.699856</text:p>
          </table:table-cell>
          <table:table-cell/>
        </table:table-row>
        <table:table-row table:style-name="ro1">
          <table:table-cell table:formula="of:=[.A127]+0.01" office:value-type="float" office:value="0.270000000000001">
            <text:p>0.27</text:p>
          </table:table-cell>
          <table:table-cell table:formula="of:=IF(ABS([.A128])&lt;0.5;1-6*(([.A128])^2)+6*(ABS([.A128])^3);IF(ABS([.A128])&lt;1;2*((1-ABS([.A128]))^3);0))" office:value-type="float" office:value="0.680697999999998">
            <text:p>0.680698</text:p>
          </table:table-cell>
          <table:table-cell/>
        </table:table-row>
        <table:table-row table:style-name="ro1">
          <table:table-cell table:formula="of:=[.A128]+0.01" office:value-type="float" office:value="0.280000000000001">
            <text:p>0.28</text:p>
          </table:table-cell>
          <table:table-cell table:formula="of:=IF(ABS([.A129])&lt;0.5;1-6*(([.A129])^2)+6*(ABS([.A129])^3);IF(ABS([.A129])&lt;1;2*((1-ABS([.A129]))^3);0))" office:value-type="float" office:value="0.661311999999998">
            <text:p>0.661312</text:p>
          </table:table-cell>
          <table:table-cell/>
        </table:table-row>
        <table:table-row table:style-name="ro1">
          <table:table-cell table:formula="of:=[.A129]+0.01" office:value-type="float" office:value="0.290000000000001">
            <text:p>0.29</text:p>
          </table:table-cell>
          <table:table-cell table:formula="of:=IF(ABS([.A130])&lt;0.5;1-6*(([.A130])^2)+6*(ABS([.A130])^3);IF(ABS([.A130])&lt;1;2*((1-ABS([.A130]))^3);0))" office:value-type="float" office:value="0.641733999999998">
            <text:p>0.641734</text:p>
          </table:table-cell>
          <table:table-cell/>
        </table:table-row>
        <table:table-row table:style-name="ro1">
          <table:table-cell table:formula="of:=[.A130]+0.01" office:value-type="float" office:value="0.300000000000001">
            <text:p>0.3</text:p>
          </table:table-cell>
          <table:table-cell table:formula="of:=IF(ABS([.A131])&lt;0.5;1-6*(([.A131])^2)+6*(ABS([.A131])^3);IF(ABS([.A131])&lt;1;2*((1-ABS([.A131]))^3);0))" office:value-type="float" office:value="0.621999999999998">
            <text:p>0.622</text:p>
          </table:table-cell>
          <table:table-cell/>
        </table:table-row>
        <table:table-row table:style-name="ro1">
          <table:table-cell table:formula="of:=[.A131]+0.01" office:value-type="float" office:value="0.310000000000001">
            <text:p>0.31</text:p>
          </table:table-cell>
          <table:table-cell table:formula="of:=IF(ABS([.A132])&lt;0.5;1-6*(([.A132])^2)+6*(ABS([.A132])^3);IF(ABS([.A132])&lt;1;2*((1-ABS([.A132]))^3);0))" office:value-type="float" office:value="0.602145999999998">
            <text:p>0.602146</text:p>
          </table:table-cell>
          <table:table-cell/>
        </table:table-row>
        <table:table-row table:style-name="ro1">
          <table:table-cell table:formula="of:=[.A132]+0.01" office:value-type="float" office:value="0.320000000000001">
            <text:p>0.32</text:p>
          </table:table-cell>
          <table:table-cell table:formula="of:=IF(ABS([.A133])&lt;0.5;1-6*(([.A133])^2)+6*(ABS([.A133])^3);IF(ABS([.A133])&lt;1;2*((1-ABS([.A133]))^3);0))" office:value-type="float" office:value="0.582207999999998">
            <text:p>0.582208</text:p>
          </table:table-cell>
          <table:table-cell/>
        </table:table-row>
        <table:table-row table:style-name="ro1">
          <table:table-cell table:formula="of:=[.A133]+0.01" office:value-type="float" office:value="0.330000000000001">
            <text:p>0.33</text:p>
          </table:table-cell>
          <table:table-cell table:formula="of:=IF(ABS([.A134])&lt;0.5;1-6*(([.A134])^2)+6*(ABS([.A134])^3);IF(ABS([.A134])&lt;1;2*((1-ABS([.A134]))^3);0))" office:value-type="float" office:value="0.562221999999998">
            <text:p>0.562222</text:p>
          </table:table-cell>
          <table:table-cell/>
        </table:table-row>
        <table:table-row table:style-name="ro1">
          <table:table-cell table:formula="of:=[.A134]+0.01" office:value-type="float" office:value="0.340000000000001">
            <text:p>0.34</text:p>
          </table:table-cell>
          <table:table-cell table:formula="of:=IF(ABS([.A135])&lt;0.5;1-6*(([.A135])^2)+6*(ABS([.A135])^3);IF(ABS([.A135])&lt;1;2*((1-ABS([.A135]))^3);0))" office:value-type="float" office:value="0.542223999999998">
            <text:p>0.542224</text:p>
          </table:table-cell>
          <table:table-cell/>
        </table:table-row>
        <table:table-row table:style-name="ro1">
          <table:table-cell table:formula="of:=[.A135]+0.01" office:value-type="float" office:value="0.350000000000001">
            <text:p>0.35</text:p>
          </table:table-cell>
          <table:table-cell table:formula="of:=IF(ABS([.A136])&lt;0.5;1-6*(([.A136])^2)+6*(ABS([.A136])^3);IF(ABS([.A136])&lt;1;2*((1-ABS([.A136]))^3);0))" office:value-type="float" office:value="0.522249999999998">
            <text:p>0.52225</text:p>
          </table:table-cell>
          <table:table-cell/>
        </table:table-row>
        <table:table-row table:style-name="ro1">
          <table:table-cell table:formula="of:=[.A136]+0.01" office:value-type="float" office:value="0.360000000000001">
            <text:p>0.36</text:p>
          </table:table-cell>
          <table:table-cell table:formula="of:=IF(ABS([.A137])&lt;0.5;1-6*(([.A137])^2)+6*(ABS([.A137])^3);IF(ABS([.A137])&lt;1;2*((1-ABS([.A137]))^3);0))" office:value-type="float" office:value="0.502335999999998">
            <text:p>0.502336</text:p>
          </table:table-cell>
          <table:table-cell/>
        </table:table-row>
        <table:table-row table:style-name="ro1">
          <table:table-cell table:formula="of:=[.A137]+0.01" office:value-type="float" office:value="0.370000000000001">
            <text:p>0.37</text:p>
          </table:table-cell>
          <table:table-cell table:formula="of:=IF(ABS([.A138])&lt;0.5;1-6*(([.A138])^2)+6*(ABS([.A138])^3);IF(ABS([.A138])&lt;1;2*((1-ABS([.A138]))^3);0))" office:value-type="float" office:value="0.482517999999998">
            <text:p>0.482518</text:p>
          </table:table-cell>
          <table:table-cell/>
        </table:table-row>
        <table:table-row table:style-name="ro1">
          <table:table-cell table:formula="of:=[.A138]+0.01" office:value-type="float" office:value="0.380000000000001">
            <text:p>0.38</text:p>
          </table:table-cell>
          <table:table-cell table:formula="of:=IF(ABS([.A139])&lt;0.5;1-6*(([.A139])^2)+6*(ABS([.A139])^3);IF(ABS([.A139])&lt;1;2*((1-ABS([.A139]))^3);0))" office:value-type="float" office:value="0.462831999999998">
            <text:p>0.462832</text:p>
          </table:table-cell>
          <table:table-cell/>
        </table:table-row>
        <table:table-row table:style-name="ro1">
          <table:table-cell table:formula="of:=[.A139]+0.01" office:value-type="float" office:value="0.390000000000001">
            <text:p>0.39</text:p>
          </table:table-cell>
          <table:table-cell table:formula="of:=IF(ABS([.A140])&lt;0.5;1-6*(([.A140])^2)+6*(ABS([.A140])^3);IF(ABS([.A140])&lt;1;2*((1-ABS([.A140]))^3);0))" office:value-type="float" office:value="0.443313999999998">
            <text:p>0.443314</text:p>
          </table:table-cell>
          <table:table-cell/>
        </table:table-row>
        <table:table-row table:style-name="ro1">
          <table:table-cell table:formula="of:=[.A140]+0.01" office:value-type="float" office:value="0.400000000000001">
            <text:p>0.4</text:p>
          </table:table-cell>
          <table:table-cell table:formula="of:=IF(ABS([.A141])&lt;0.5;1-6*(([.A141])^2)+6*(ABS([.A141])^3);IF(ABS([.A141])&lt;1;2*((1-ABS([.A141]))^3);0))" office:value-type="float" office:value="0.423999999999998">
            <text:p>0.424</text:p>
          </table:table-cell>
          <table:table-cell/>
        </table:table-row>
        <table:table-row table:style-name="ro1">
          <table:table-cell table:formula="of:=[.A141]+0.01" office:value-type="float" office:value="0.410000000000001">
            <text:p>0.41</text:p>
          </table:table-cell>
          <table:table-cell table:formula="of:=IF(ABS([.A142])&lt;0.5;1-6*(([.A142])^2)+6*(ABS([.A142])^3);IF(ABS([.A142])&lt;1;2*((1-ABS([.A142]))^3);0))" office:value-type="float" office:value="0.404925999999998">
            <text:p>0.404926</text:p>
          </table:table-cell>
          <table:table-cell/>
        </table:table-row>
        <table:table-row table:style-name="ro1">
          <table:table-cell table:formula="of:=[.A142]+0.01" office:value-type="float" office:value="0.420000000000001">
            <text:p>0.42</text:p>
          </table:table-cell>
          <table:table-cell table:formula="of:=IF(ABS([.A143])&lt;0.5;1-6*(([.A143])^2)+6*(ABS([.A143])^3);IF(ABS([.A143])&lt;1;2*((1-ABS([.A143]))^3);0))" office:value-type="float" office:value="0.386127999999998">
            <text:p>0.386128</text:p>
          </table:table-cell>
          <table:table-cell/>
        </table:table-row>
        <table:table-row table:style-name="ro1">
          <table:table-cell table:formula="of:=[.A143]+0.01" office:value-type="float" office:value="0.430000000000001">
            <text:p>0.43</text:p>
          </table:table-cell>
          <table:table-cell table:formula="of:=IF(ABS([.A144])&lt;0.5;1-6*(([.A144])^2)+6*(ABS([.A144])^3);IF(ABS([.A144])&lt;1;2*((1-ABS([.A144]))^3);0))" office:value-type="float" office:value="0.367641999999998">
            <text:p>0.367642</text:p>
          </table:table-cell>
          <table:table-cell/>
        </table:table-row>
        <table:table-row table:style-name="ro1">
          <table:table-cell table:formula="of:=[.A144]+0.01" office:value-type="float" office:value="0.440000000000001">
            <text:p>0.44</text:p>
          </table:table-cell>
          <table:table-cell table:formula="of:=IF(ABS([.A145])&lt;0.5;1-6*(([.A145])^2)+6*(ABS([.A145])^3);IF(ABS([.A145])&lt;1;2*((1-ABS([.A145]))^3);0))" office:value-type="float" office:value="0.349503999999998">
            <text:p>0.349504</text:p>
          </table:table-cell>
          <table:table-cell/>
        </table:table-row>
        <table:table-row table:style-name="ro1">
          <table:table-cell table:formula="of:=[.A145]+0.01" office:value-type="float" office:value="0.450000000000001">
            <text:p>0.45</text:p>
          </table:table-cell>
          <table:table-cell table:formula="of:=IF(ABS([.A146])&lt;0.5;1-6*(([.A146])^2)+6*(ABS([.A146])^3);IF(ABS([.A146])&lt;1;2*((1-ABS([.A146]))^3);0))" office:value-type="float" office:value="0.331749999999998">
            <text:p>0.33175</text:p>
          </table:table-cell>
          <table:table-cell/>
        </table:table-row>
        <table:table-row table:style-name="ro1">
          <table:table-cell table:formula="of:=[.A146]+0.01" office:value-type="float" office:value="0.460000000000001">
            <text:p>0.46</text:p>
          </table:table-cell>
          <table:table-cell table:formula="of:=IF(ABS([.A147])&lt;0.5;1-6*(([.A147])^2)+6*(ABS([.A147])^3);IF(ABS([.A147])&lt;1;2*((1-ABS([.A147]))^3);0))" office:value-type="float" office:value="0.314415999999998">
            <text:p>0.314416</text:p>
          </table:table-cell>
          <table:table-cell/>
        </table:table-row>
        <table:table-row table:style-name="ro1">
          <table:table-cell table:formula="of:=[.A147]+0.01" office:value-type="float" office:value="0.470000000000001">
            <text:p>0.47</text:p>
          </table:table-cell>
          <table:table-cell table:formula="of:=IF(ABS([.A148])&lt;0.5;1-6*(([.A148])^2)+6*(ABS([.A148])^3);IF(ABS([.A148])&lt;1;2*((1-ABS([.A148]))^3);0))" office:value-type="float" office:value="0.297537999999998">
            <text:p>0.297538</text:p>
          </table:table-cell>
          <table:table-cell/>
        </table:table-row>
        <table:table-row table:style-name="ro1">
          <table:table-cell table:formula="of:=[.A148]+0.01" office:value-type="float" office:value="0.480000000000001">
            <text:p>0.48</text:p>
          </table:table-cell>
          <table:table-cell table:formula="of:=IF(ABS([.A149])&lt;0.5;1-6*(([.A149])^2)+6*(ABS([.A149])^3);IF(ABS([.A149])&lt;1;2*((1-ABS([.A149]))^3);0))" office:value-type="float" office:value="0.281151999999999">
            <text:p>0.281152</text:p>
          </table:table-cell>
          <table:table-cell/>
        </table:table-row>
        <table:table-row table:style-name="ro1">
          <table:table-cell table:formula="of:=[.A149]+0.01" office:value-type="float" office:value="0.490000000000001">
            <text:p>0.49</text:p>
          </table:table-cell>
          <table:table-cell table:formula="of:=IF(ABS([.A150])&lt;0.5;1-6*(([.A150])^2)+6*(ABS([.A150])^3);IF(ABS([.A150])&lt;1;2*((1-ABS([.A150]))^3);0))" office:value-type="float" office:value="0.265293999999998">
            <text:p>0.265294</text:p>
          </table:table-cell>
          <table:table-cell/>
        </table:table-row>
        <table:table-row table:style-name="ro1">
          <table:table-cell table:formula="of:=[.A150]+0.01" office:value-type="float" office:value="0.500000000000001">
            <text:p>0.5</text:p>
          </table:table-cell>
          <table:table-cell table:formula="of:=IF(ABS([.A151])&lt;0.5;1-6*(([.A151])^2)+6*(ABS([.A151])^3);IF(ABS([.A151])&lt;1;2*((1-ABS([.A151]))^3);0))" office:value-type="float" office:value="0.249999999999998">
            <text:p>0.25</text:p>
          </table:table-cell>
          <table:table-cell/>
        </table:table-row>
        <table:table-row table:style-name="ro1">
          <table:table-cell table:formula="of:=[.A151]+0.01" office:value-type="float" office:value="0.510000000000001">
            <text:p>0.51</text:p>
          </table:table-cell>
          <table:table-cell table:formula="of:=IF(ABS([.A152])&lt;0.5;1-6*(([.A152])^2)+6*(ABS([.A152])^3);IF(ABS([.A152])&lt;1;2*((1-ABS([.A152]))^3);0))" office:value-type="float" office:value="0.235297999999999">
            <text:p>0.235298</text:p>
          </table:table-cell>
          <table:table-cell/>
        </table:table-row>
        <table:table-row table:style-name="ro1">
          <table:table-cell table:formula="of:=[.A152]+0.01" office:value-type="float" office:value="0.520000000000001">
            <text:p>0.52</text:p>
          </table:table-cell>
          <table:table-cell table:formula="of:=IF(ABS([.A153])&lt;0.5;1-6*(([.A153])^2)+6*(ABS([.A153])^3);IF(ABS([.A153])&lt;1;2*((1-ABS([.A153]))^3);0))" office:value-type="float" office:value="0.221183999999999">
            <text:p>0.221184</text:p>
          </table:table-cell>
          <table:table-cell/>
        </table:table-row>
        <table:table-row table:style-name="ro1">
          <table:table-cell table:formula="of:=[.A153]+0.01" office:value-type="float" office:value="0.530000000000001">
            <text:p>0.53</text:p>
          </table:table-cell>
          <table:table-cell table:formula="of:=IF(ABS([.A154])&lt;0.5;1-6*(([.A154])^2)+6*(ABS([.A154])^3);IF(ABS([.A154])&lt;1;2*((1-ABS([.A154]))^3);0))" office:value-type="float" office:value="0.207645999999999">
            <text:p>0.207646</text:p>
          </table:table-cell>
          <table:table-cell/>
        </table:table-row>
        <table:table-row table:style-name="ro1">
          <table:table-cell table:formula="of:=[.A154]+0.01" office:value-type="float" office:value="0.540000000000001">
            <text:p>0.54</text:p>
          </table:table-cell>
          <table:table-cell table:formula="of:=IF(ABS([.A155])&lt;0.5;1-6*(([.A155])^2)+6*(ABS([.A155])^3);IF(ABS([.A155])&lt;1;2*((1-ABS([.A155]))^3);0))" office:value-type="float" office:value="0.194671999999999">
            <text:p>0.194672</text:p>
          </table:table-cell>
          <table:table-cell/>
        </table:table-row>
        <table:table-row table:style-name="ro1">
          <table:table-cell table:formula="of:=[.A155]+0.01" office:value-type="float" office:value="0.550000000000001">
            <text:p>0.55</text:p>
          </table:table-cell>
          <table:table-cell table:formula="of:=IF(ABS([.A156])&lt;0.5;1-6*(([.A156])^2)+6*(ABS([.A156])^3);IF(ABS([.A156])&lt;1;2*((1-ABS([.A156]))^3);0))" office:value-type="float" office:value="0.182249999999999">
            <text:p>0.18225</text:p>
          </table:table-cell>
          <table:table-cell/>
        </table:table-row>
        <table:table-row table:style-name="ro1">
          <table:table-cell table:formula="of:=[.A156]+0.01" office:value-type="float" office:value="0.560000000000001">
            <text:p>0.56</text:p>
          </table:table-cell>
          <table:table-cell table:formula="of:=IF(ABS([.A157])&lt;0.5;1-6*(([.A157])^2)+6*(ABS([.A157])^3);IF(ABS([.A157])&lt;1;2*((1-ABS([.A157]))^3);0))" office:value-type="float" office:value="0.170367999999999">
            <text:p>0.170368</text:p>
          </table:table-cell>
          <table:table-cell/>
        </table:table-row>
        <table:table-row table:style-name="ro1">
          <table:table-cell table:formula="of:=[.A157]+0.01" office:value-type="float" office:value="0.570000000000001">
            <text:p>0.57</text:p>
          </table:table-cell>
          <table:table-cell table:formula="of:=IF(ABS([.A158])&lt;0.5;1-6*(([.A158])^2)+6*(ABS([.A158])^3);IF(ABS([.A158])&lt;1;2*((1-ABS([.A158]))^3);0))" office:value-type="float" office:value="0.159013999999999">
            <text:p>0.159014</text:p>
          </table:table-cell>
          <table:table-cell/>
        </table:table-row>
        <table:table-row table:style-name="ro1">
          <table:table-cell table:formula="of:=[.A158]+0.01" office:value-type="float" office:value="0.580000000000001">
            <text:p>0.58</text:p>
          </table:table-cell>
          <table:table-cell table:formula="of:=IF(ABS([.A159])&lt;0.5;1-6*(([.A159])^2)+6*(ABS([.A159])^3);IF(ABS([.A159])&lt;1;2*((1-ABS([.A159]))^3);0))" office:value-type="float" office:value="0.148175999999999">
            <text:p>0.148176</text:p>
          </table:table-cell>
          <table:table-cell/>
        </table:table-row>
        <table:table-row table:style-name="ro1">
          <table:table-cell table:formula="of:=[.A159]+0.01" office:value-type="float" office:value="0.590000000000001">
            <text:p>0.59</text:p>
          </table:table-cell>
          <table:table-cell table:formula="of:=IF(ABS([.A160])&lt;0.5;1-6*(([.A160])^2)+6*(ABS([.A160])^3);IF(ABS([.A160])&lt;1;2*((1-ABS([.A160]))^3);0))" office:value-type="float" office:value="0.137841999999999">
            <text:p>0.137842</text:p>
          </table:table-cell>
          <table:table-cell/>
        </table:table-row>
        <table:table-row table:style-name="ro1">
          <table:table-cell table:formula="of:=[.A160]+0.01" office:value-type="float" office:value="0.600000000000001">
            <text:p>0.6</text:p>
          </table:table-cell>
          <table:table-cell table:formula="of:=IF(ABS([.A161])&lt;0.5;1-6*(([.A161])^2)+6*(ABS([.A161])^3);IF(ABS([.A161])&lt;1;2*((1-ABS([.A161]))^3);0))" office:value-type="float" office:value="0.127999999999999">
            <text:p>0.128</text:p>
          </table:table-cell>
          <table:table-cell/>
        </table:table-row>
        <table:table-row table:style-name="ro1">
          <table:table-cell table:formula="of:=[.A161]+0.01" office:value-type="float" office:value="0.610000000000001">
            <text:p>0.61</text:p>
          </table:table-cell>
          <table:table-cell table:formula="of:=IF(ABS([.A162])&lt;0.5;1-6*(([.A162])^2)+6*(ABS([.A162])^3);IF(ABS([.A162])&lt;1;2*((1-ABS([.A162]))^3);0))" office:value-type="float" office:value="0.118637999999999">
            <text:p>0.118638</text:p>
          </table:table-cell>
          <table:table-cell/>
        </table:table-row>
        <table:table-row table:style-name="ro1">
          <table:table-cell table:formula="of:=[.A162]+0.01" office:value-type="float" office:value="0.620000000000001">
            <text:p>0.62</text:p>
          </table:table-cell>
          <table:table-cell table:formula="of:=IF(ABS([.A163])&lt;0.5;1-6*(([.A163])^2)+6*(ABS([.A163])^3);IF(ABS([.A163])&lt;1;2*((1-ABS([.A163]))^3);0))" office:value-type="float" office:value="0.109743999999999">
            <text:p>0.109744</text:p>
          </table:table-cell>
          <table:table-cell/>
        </table:table-row>
        <table:table-row table:style-name="ro1">
          <table:table-cell table:formula="of:=[.A163]+0.01" office:value-type="float" office:value="0.630000000000001">
            <text:p>0.63</text:p>
          </table:table-cell>
          <table:table-cell table:formula="of:=IF(ABS([.A164])&lt;0.5;1-6*(([.A164])^2)+6*(ABS([.A164])^3);IF(ABS([.A164])&lt;1;2*((1-ABS([.A164]))^3);0))" office:value-type="float" office:value="0.101305999999999">
            <text:p>0.101306</text:p>
          </table:table-cell>
          <table:table-cell/>
        </table:table-row>
        <table:table-row table:style-name="ro1">
          <table:table-cell table:formula="of:=[.A164]+0.01" office:value-type="float" office:value="0.640000000000001">
            <text:p>0.64</text:p>
          </table:table-cell>
          <table:table-cell table:formula="of:=IF(ABS([.A165])&lt;0.5;1-6*(([.A165])^2)+6*(ABS([.A165])^3);IF(ABS([.A165])&lt;1;2*((1-ABS([.A165]))^3);0))" office:value-type="float" office:value="0.0933119999999991">
            <text:p>0.093312</text:p>
          </table:table-cell>
          <table:table-cell/>
        </table:table-row>
        <table:table-row table:style-name="ro1">
          <table:table-cell table:formula="of:=[.A165]+0.01" office:value-type="float" office:value="0.650000000000001">
            <text:p>0.65</text:p>
          </table:table-cell>
          <table:table-cell table:formula="of:=IF(ABS([.A166])&lt;0.5;1-6*(([.A166])^2)+6*(ABS([.A166])^3);IF(ABS([.A166])&lt;1;2*((1-ABS([.A166]))^3);0))" office:value-type="float" office:value="0.0857499999999992">
            <text:p>0.08575</text:p>
          </table:table-cell>
          <table:table-cell/>
        </table:table-row>
        <table:table-row table:style-name="ro1">
          <table:table-cell table:formula="of:=[.A166]+0.01" office:value-type="float" office:value="0.660000000000001">
            <text:p>0.66</text:p>
          </table:table-cell>
          <table:table-cell table:formula="of:=IF(ABS([.A167])&lt;0.5;1-6*(([.A167])^2)+6*(ABS([.A167])^3);IF(ABS([.A167])&lt;1;2*((1-ABS([.A167]))^3);0))" office:value-type="float" office:value="0.0786079999999992">
            <text:p>0.078608</text:p>
          </table:table-cell>
          <table:table-cell/>
        </table:table-row>
        <table:table-row table:style-name="ro1">
          <table:table-cell table:formula="of:=[.A167]+0.01" office:value-type="float" office:value="0.670000000000001">
            <text:p>0.67</text:p>
          </table:table-cell>
          <table:table-cell table:formula="of:=IF(ABS([.A168])&lt;0.5;1-6*(([.A168])^2)+6*(ABS([.A168])^3);IF(ABS([.A168])&lt;1;2*((1-ABS([.A168]))^3);0))" office:value-type="float" office:value="0.0718739999999992">
            <text:p>0.071874</text:p>
          </table:table-cell>
          <table:table-cell/>
        </table:table-row>
        <table:table-row table:style-name="ro1">
          <table:table-cell table:formula="of:=[.A168]+0.01" office:value-type="float" office:value="0.680000000000001">
            <text:p>0.68</text:p>
          </table:table-cell>
          <table:table-cell table:formula="of:=IF(ABS([.A169])&lt;0.5;1-6*(([.A169])^2)+6*(ABS([.A169])^3);IF(ABS([.A169])&lt;1;2*((1-ABS([.A169]))^3);0))" office:value-type="float" office:value="0.0655359999999993">
            <text:p>0.065536</text:p>
          </table:table-cell>
          <table:table-cell/>
        </table:table-row>
        <table:table-row table:style-name="ro1">
          <table:table-cell table:formula="of:=[.A169]+0.01" office:value-type="float" office:value="0.690000000000001">
            <text:p>0.69</text:p>
          </table:table-cell>
          <table:table-cell table:formula="of:=IF(ABS([.A170])&lt;0.5;1-6*(([.A170])^2)+6*(ABS([.A170])^3);IF(ABS([.A170])&lt;1;2*((1-ABS([.A170]))^3);0))" office:value-type="float" office:value="0.0595819999999993">
            <text:p>0.059582</text:p>
          </table:table-cell>
          <table:table-cell/>
        </table:table-row>
        <table:table-row table:style-name="ro1">
          <table:table-cell table:formula="of:=[.A170]+0.01" office:value-type="float" office:value="0.700000000000001">
            <text:p>0.7</text:p>
          </table:table-cell>
          <table:table-cell table:formula="of:=IF(ABS([.A171])&lt;0.5;1-6*(([.A171])^2)+6*(ABS([.A171])^3);IF(ABS([.A171])&lt;1;2*((1-ABS([.A171]))^3);0))" office:value-type="float" office:value="0.0539999999999994">
            <text:p>0.054</text:p>
          </table:table-cell>
          <table:table-cell/>
        </table:table-row>
        <table:table-row table:style-name="ro1">
          <table:table-cell table:formula="of:=[.A171]+0.01" office:value-type="float" office:value="0.710000000000001">
            <text:p>0.71</text:p>
          </table:table-cell>
          <table:table-cell table:formula="of:=IF(ABS([.A172])&lt;0.5;1-6*(([.A172])^2)+6*(ABS([.A172])^3);IF(ABS([.A172])&lt;1;2*((1-ABS([.A172]))^3);0))" office:value-type="float" office:value="0.0487779999999994">
            <text:p>0.048778</text:p>
          </table:table-cell>
          <table:table-cell/>
        </table:table-row>
        <table:table-row table:style-name="ro1">
          <table:table-cell table:formula="of:=[.A172]+0.01" office:value-type="float" office:value="0.720000000000001">
            <text:p>0.72</text:p>
          </table:table-cell>
          <table:table-cell table:formula="of:=IF(ABS([.A173])&lt;0.5;1-6*(([.A173])^2)+6*(ABS([.A173])^3);IF(ABS([.A173])&lt;1;2*((1-ABS([.A173]))^3);0))" office:value-type="float" office:value="0.0439039999999994">
            <text:p>0.043904</text:p>
          </table:table-cell>
          <table:table-cell/>
        </table:table-row>
        <table:table-row table:style-name="ro1">
          <table:table-cell table:formula="of:=[.A173]+0.01" office:value-type="float" office:value="0.730000000000001">
            <text:p>0.73</text:p>
          </table:table-cell>
          <table:table-cell table:formula="of:=IF(ABS([.A174])&lt;0.5;1-6*(([.A174])^2)+6*(ABS([.A174])^3);IF(ABS([.A174])&lt;1;2*((1-ABS([.A174]))^3);0))" office:value-type="float" office:value="0.0393659999999995">
            <text:p>0.039366</text:p>
          </table:table-cell>
          <table:table-cell/>
        </table:table-row>
        <table:table-row table:style-name="ro1">
          <table:table-cell table:formula="of:=[.A174]+0.01" office:value-type="float" office:value="0.740000000000001">
            <text:p>0.74</text:p>
          </table:table-cell>
          <table:table-cell table:formula="of:=IF(ABS([.A175])&lt;0.5;1-6*(([.A175])^2)+6*(ABS([.A175])^3);IF(ABS([.A175])&lt;1;2*((1-ABS([.A175]))^3);0))" office:value-type="float" office:value="0.0351519999999995">
            <text:p>0.035152</text:p>
          </table:table-cell>
          <table:table-cell/>
        </table:table-row>
        <table:table-row table:style-name="ro1">
          <table:table-cell table:formula="of:=[.A175]+0.01" office:value-type="float" office:value="0.750000000000001">
            <text:p>0.75</text:p>
          </table:table-cell>
          <table:table-cell table:formula="of:=IF(ABS([.A176])&lt;0.5;1-6*(([.A176])^2)+6*(ABS([.A176])^3);IF(ABS([.A176])&lt;1;2*((1-ABS([.A176]))^3);0))" office:value-type="float" office:value="0.0312499999999995">
            <text:p>0.03125</text:p>
          </table:table-cell>
          <table:table-cell/>
        </table:table-row>
        <table:table-row table:style-name="ro1">
          <table:table-cell table:formula="of:=[.A176]+0.01" office:value-type="float" office:value="0.760000000000001">
            <text:p>0.76</text:p>
          </table:table-cell>
          <table:table-cell table:formula="of:=IF(ABS([.A177])&lt;0.5;1-6*(([.A177])^2)+6*(ABS([.A177])^3);IF(ABS([.A177])&lt;1;2*((1-ABS([.A177]))^3);0))" office:value-type="float" office:value="0.0276479999999996">
            <text:p>0.027648</text:p>
          </table:table-cell>
          <table:table-cell/>
        </table:table-row>
        <table:table-row table:style-name="ro1">
          <table:table-cell table:formula="of:=[.A177]+0.01" office:value-type="float" office:value="0.770000000000001">
            <text:p>0.77</text:p>
          </table:table-cell>
          <table:table-cell table:formula="of:=IF(ABS([.A178])&lt;0.5;1-6*(([.A178])^2)+6*(ABS([.A178])^3);IF(ABS([.A178])&lt;1;2*((1-ABS([.A178]))^3);0))" office:value-type="float" office:value="0.0243339999999996">
            <text:p>0.024334</text:p>
          </table:table-cell>
          <table:table-cell/>
        </table:table-row>
        <table:table-row table:style-name="ro1">
          <table:table-cell table:formula="of:=[.A178]+0.01" office:value-type="float" office:value="0.780000000000001">
            <text:p>0.78</text:p>
          </table:table-cell>
          <table:table-cell table:formula="of:=IF(ABS([.A179])&lt;0.5;1-6*(([.A179])^2)+6*(ABS([.A179])^3);IF(ABS([.A179])&lt;1;2*((1-ABS([.A179]))^3);0))" office:value-type="float" office:value="0.0212959999999996">
            <text:p>0.021296</text:p>
          </table:table-cell>
          <table:table-cell/>
        </table:table-row>
        <table:table-row table:style-name="ro1">
          <table:table-cell table:formula="of:=[.A179]+0.01" office:value-type="float" office:value="0.790000000000001">
            <text:p>0.79</text:p>
          </table:table-cell>
          <table:table-cell table:formula="of:=IF(ABS([.A180])&lt;0.5;1-6*(([.A180])^2)+6*(ABS([.A180])^3);IF(ABS([.A180])&lt;1;2*((1-ABS([.A180]))^3);0))" office:value-type="float" office:value="0.0185219999999997">
            <text:p>0.018522</text:p>
          </table:table-cell>
          <table:table-cell/>
        </table:table-row>
        <table:table-row table:style-name="ro1">
          <table:table-cell table:formula="of:=[.A180]+0.01" office:value-type="float" office:value="0.800000000000001">
            <text:p>0.8</text:p>
          </table:table-cell>
          <table:table-cell table:formula="of:=IF(ABS([.A181])&lt;0.5;1-6*(([.A181])^2)+6*(ABS([.A181])^3);IF(ABS([.A181])&lt;1;2*((1-ABS([.A181]))^3);0))" office:value-type="float" office:value="0.0159999999999997">
            <text:p>0.016</text:p>
          </table:table-cell>
          <table:table-cell/>
        </table:table-row>
        <table:table-row table:style-name="ro1">
          <table:table-cell table:formula="of:=[.A181]+0.01" office:value-type="float" office:value="0.810000000000001">
            <text:p>0.81</text:p>
          </table:table-cell>
          <table:table-cell table:formula="of:=IF(ABS([.A182])&lt;0.5;1-6*(([.A182])^2)+6*(ABS([.A182])^3);IF(ABS([.A182])&lt;1;2*((1-ABS([.A182]))^3);0))" office:value-type="float" office:value="0.0137179999999997">
            <text:p>0.013718</text:p>
          </table:table-cell>
          <table:table-cell/>
        </table:table-row>
        <table:table-row table:style-name="ro1">
          <table:table-cell table:formula="of:=[.A182]+0.01" office:value-type="float" office:value="0.820000000000001">
            <text:p>0.82</text:p>
          </table:table-cell>
          <table:table-cell table:formula="of:=IF(ABS([.A183])&lt;0.5;1-6*(([.A183])^2)+6*(ABS([.A183])^3);IF(ABS([.A183])&lt;1;2*((1-ABS([.A183]))^3);0))" office:value-type="float" office:value="0.0116639999999998">
            <text:p>0.011664</text:p>
          </table:table-cell>
          <table:table-cell/>
        </table:table-row>
        <table:table-row table:style-name="ro1">
          <table:table-cell table:formula="of:=[.A183]+0.01" office:value-type="float" office:value="0.830000000000001">
            <text:p>0.83</text:p>
          </table:table-cell>
          <table:table-cell table:formula="of:=IF(ABS([.A184])&lt;0.5;1-6*(([.A184])^2)+6*(ABS([.A184])^3);IF(ABS([.A184])&lt;1;2*((1-ABS([.A184]))^3);0))" office:value-type="float" office:value="0.00982599999999978">
            <text:p>0.009826</text:p>
          </table:table-cell>
          <table:table-cell/>
        </table:table-row>
        <table:table-row table:style-name="ro1">
          <table:table-cell table:formula="of:=[.A184]+0.01" office:value-type="float" office:value="0.840000000000001">
            <text:p>0.84</text:p>
          </table:table-cell>
          <table:table-cell table:formula="of:=IF(ABS([.A185])&lt;0.5;1-6*(([.A185])^2)+6*(ABS([.A185])^3);IF(ABS([.A185])&lt;1;2*((1-ABS([.A185]))^3);0))" office:value-type="float" office:value="0.0081919999999998">
            <text:p>0.008192</text:p>
          </table:table-cell>
          <table:table-cell/>
        </table:table-row>
        <table:table-row table:style-name="ro1">
          <table:table-cell table:formula="of:=[.A185]+0.01" office:value-type="float" office:value="0.850000000000001">
            <text:p>0.85</text:p>
          </table:table-cell>
          <table:table-cell table:formula="of:=IF(ABS([.A186])&lt;0.5;1-6*(([.A186])^2)+6*(ABS([.A186])^3);IF(ABS([.A186])&lt;1;2*((1-ABS([.A186]))^3);0))" office:value-type="float" office:value="0.00674999999999982">
            <text:p>0.00675</text:p>
          </table:table-cell>
          <table:table-cell/>
        </table:table-row>
        <table:table-row table:style-name="ro1">
          <table:table-cell table:formula="of:=[.A186]+0.01" office:value-type="float" office:value="0.860000000000001">
            <text:p>0.86</text:p>
          </table:table-cell>
          <table:table-cell table:formula="of:=IF(ABS([.A187])&lt;0.5;1-6*(([.A187])^2)+6*(ABS([.A187])^3);IF(ABS([.A187])&lt;1;2*((1-ABS([.A187]))^3);0))" office:value-type="float" office:value="0.00548799999999984">
            <text:p>0.005488</text:p>
          </table:table-cell>
          <table:table-cell/>
        </table:table-row>
        <table:table-row table:style-name="ro1">
          <table:table-cell table:formula="of:=[.A187]+0.01" office:value-type="float" office:value="0.870000000000001">
            <text:p>0.87</text:p>
          </table:table-cell>
          <table:table-cell table:formula="of:=IF(ABS([.A188])&lt;0.5;1-6*(([.A188])^2)+6*(ABS([.A188])^3);IF(ABS([.A188])&lt;1;2*((1-ABS([.A188]))^3);0))" office:value-type="float" office:value="0.00439399999999987">
            <text:p>0.004394</text:p>
          </table:table-cell>
          <table:table-cell/>
        </table:table-row>
        <table:table-row table:style-name="ro1">
          <table:table-cell table:formula="of:=[.A188]+0.01" office:value-type="float" office:value="0.880000000000001">
            <text:p>0.88</text:p>
          </table:table-cell>
          <table:table-cell table:formula="of:=IF(ABS([.A189])&lt;0.5;1-6*(([.A189])^2)+6*(ABS([.A189])^3);IF(ABS([.A189])&lt;1;2*((1-ABS([.A189]))^3);0))" office:value-type="float" office:value="0.00345599999999988">
            <text:p>0.003456</text:p>
          </table:table-cell>
          <table:table-cell/>
        </table:table-row>
        <table:table-row table:style-name="ro1">
          <table:table-cell table:formula="of:=[.A189]+0.01" office:value-type="float" office:value="0.890000000000001">
            <text:p>0.89</text:p>
          </table:table-cell>
          <table:table-cell table:formula="of:=IF(ABS([.A190])&lt;0.5;1-6*(([.A190])^2)+6*(ABS([.A190])^3);IF(ABS([.A190])&lt;1;2*((1-ABS([.A190]))^3);0))" office:value-type="float" office:value="0.0026619999999999">
            <text:p>0.002662</text:p>
          </table:table-cell>
          <table:table-cell/>
        </table:table-row>
        <table:table-row table:style-name="ro1">
          <table:table-cell table:formula="of:=[.A190]+0.01" office:value-type="float" office:value="0.900000000000001">
            <text:p>0.9</text:p>
          </table:table-cell>
          <table:table-cell table:formula="of:=IF(ABS([.A191])&lt;0.5;1-6*(([.A191])^2)+6*(ABS([.A191])^3);IF(ABS([.A191])&lt;1;2*((1-ABS([.A191]))^3);0))" office:value-type="float" office:value="0.00199999999999992">
            <text:p>0.002</text:p>
          </table:table-cell>
          <table:table-cell/>
        </table:table-row>
        <table:table-row table:style-name="ro1">
          <table:table-cell table:formula="of:=[.A191]+0.01" office:value-type="float" office:value="0.910000000000001">
            <text:p>0.91</text:p>
          </table:table-cell>
          <table:table-cell table:formula="of:=IF(ABS([.A192])&lt;0.5;1-6*(([.A192])^2)+6*(ABS([.A192])^3);IF(ABS([.A192])&lt;1;2*((1-ABS([.A192]))^3);0))" office:value-type="float" office:value="0.00145799999999993">
            <text:p>0.001458</text:p>
          </table:table-cell>
          <table:table-cell/>
        </table:table-row>
        <table:table-row table:style-name="ro1">
          <table:table-cell table:formula="of:=[.A192]+0.01" office:value-type="float" office:value="0.920000000000001">
            <text:p>0.92</text:p>
          </table:table-cell>
          <table:table-cell table:formula="of:=IF(ABS([.A193])&lt;0.5;1-6*(([.A193])^2)+6*(ABS([.A193])^3);IF(ABS([.A193])&lt;1;2*((1-ABS([.A193]))^3);0))" office:value-type="float" office:value="0.00102399999999995">
            <text:p>0.001024</text:p>
          </table:table-cell>
          <table:table-cell/>
        </table:table-row>
        <table:table-row table:style-name="ro1">
          <table:table-cell table:formula="of:=[.A193]+0.01" office:value-type="float" office:value="0.930000000000001">
            <text:p>0.93</text:p>
          </table:table-cell>
          <table:table-cell table:formula="of:=IF(ABS([.A194])&lt;0.5;1-6*(([.A194])^2)+6*(ABS([.A194])^3);IF(ABS([.A194])&lt;1;2*((1-ABS([.A194]))^3);0))" office:value-type="float" office:value="0.000685999999999959">
            <text:p>0.000686</text:p>
          </table:table-cell>
          <table:table-cell/>
        </table:table-row>
        <table:table-row table:style-name="ro1">
          <table:table-cell table:formula="of:=[.A194]+0.01" office:value-type="float" office:value="0.940000000000001">
            <text:p>0.94</text:p>
          </table:table-cell>
          <table:table-cell table:formula="of:=IF(ABS([.A195])&lt;0.5;1-6*(([.A195])^2)+6*(ABS([.A195])^3);IF(ABS([.A195])&lt;1;2*((1-ABS([.A195]))^3);0))" office:value-type="float" office:value="0.00043199999999997">
            <text:p>0.000432</text:p>
          </table:table-cell>
          <table:table-cell/>
        </table:table-row>
        <table:table-row table:style-name="ro1">
          <table:table-cell table:formula="of:=[.A195]+0.01" office:value-type="float" office:value="0.950000000000001">
            <text:p>0.95</text:p>
          </table:table-cell>
          <table:table-cell table:formula="of:=IF(ABS([.A196])&lt;0.5;1-6*(([.A196])^2)+6*(ABS([.A196])^3);IF(ABS([.A196])&lt;1;2*((1-ABS([.A196]))^3);0))" office:value-type="float" office:value="0.000249999999999979">
            <text:p>0.00025</text:p>
          </table:table-cell>
          <table:table-cell/>
        </table:table-row>
        <table:table-row table:style-name="ro1">
          <table:table-cell table:formula="of:=[.A196]+0.01" office:value-type="float" office:value="0.960000000000001">
            <text:p>0.96</text:p>
          </table:table-cell>
          <table:table-cell table:formula="of:=IF(ABS([.A197])&lt;0.5;1-6*(([.A197])^2)+6*(ABS([.A197])^3);IF(ABS([.A197])&lt;1;2*((1-ABS([.A197]))^3);0))" office:value-type="float" office:value="0.000127999999999986">
            <text:p>0.000128</text:p>
          </table:table-cell>
          <table:table-cell/>
        </table:table-row>
        <table:table-row table:style-name="ro1">
          <table:table-cell table:formula="of:=[.A197]+0.01" office:value-type="float" office:value="0.970000000000001">
            <text:p>0.97</text:p>
          </table:table-cell>
          <table:table-cell table:formula="of:=IF(ABS([.A198])&lt;0.5;1-6*(([.A198])^2)+6*(ABS([.A198])^3);IF(ABS([.A198])&lt;1;2*((1-ABS([.A198]))^3);0))" office:value-type="float" office:value="0.0000539999999999924">
            <text:p>0.000054</text:p>
          </table:table-cell>
          <table:table-cell/>
        </table:table-row>
        <table:table-row table:style-name="ro1">
          <table:table-cell table:formula="of:=[.A198]+0.01" office:value-type="float" office:value="0.980000000000001">
            <text:p>0.98</text:p>
          </table:table-cell>
          <table:table-cell table:formula="of:=IF(ABS([.A199])&lt;0.5;1-6*(([.A199])^2)+6*(ABS([.A199])^3);IF(ABS([.A199])&lt;1;2*((1-ABS([.A199]))^3);0))" office:value-type="float" office:value="0.0000159999999999966">
            <text:p>0.000016</text:p>
          </table:table-cell>
          <table:table-cell/>
        </table:table-row>
        <table:table-row table:style-name="ro1">
          <table:table-cell table:formula="of:=[.A199]+0.01" office:value-type="float" office:value="0.990000000000001">
            <text:p>0.99</text:p>
          </table:table-cell>
          <table:table-cell table:formula="of:=IF(ABS([.A200])&lt;0.5;1-6*(([.A200])^2)+6*(ABS([.A200])^3);IF(ABS([.A200])&lt;1;2*((1-ABS([.A200]))^3);0))" office:value-type="float" office:value="0.00000199999999999914">
            <text:p>0.000002</text:p>
          </table:table-cell>
          <table:table-cell/>
        </table:table-row>
        <table:table-row table:style-name="ro1">
          <table:table-cell table:formula="of:=[.A200]+0.01" office:value-type="float" office:value="1">
            <text:p>1</text:p>
          </table:table-cell>
          <table:table-cell table:formula="of:=IF(ABS([.A201])&lt;0.5;1-6*(([.A201])^2)+6*(ABS([.A201])^3);IF(ABS([.A201])&lt;1;2*((1-ABS([.A201]))^3);0))" office:value-type="float" office:value="0">
            <text:p>0</text:p>
          </table:table-cell>
          <table:table-cell/>
        </table:table-row>
        <table:table-row table:style-name="ro1" table:number-rows-repeated="10483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0.9283in" svg:y="0.0394in">
            <draw:object draw:notify-on-update-of-ranges="Sheet2.A1:Sheet2.A1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row table:style-name="ro1">
          <table:table-cell office:value-type="float" office:value="0.00000389968732412434">
            <text:p>3.90E-006</text:p>
          </table:table-cell>
        </table:table-row>
        <table:table-row table:style-name="ro1">
          <table:table-cell office:value-type="float" office:value="0.000105291557751357">
            <text:p>1.05E-004</text:p>
          </table:table-cell>
        </table:table-row>
        <table:table-row table:style-name="ro1">
          <table:table-cell office:value-type="float" office:value="0.000487460915515539">
            <text:p>4.87E-004</text:p>
          </table:table-cell>
        </table:table-row>
        <table:table-row table:style-name="ro1">
          <table:table-cell office:value-type="float" office:value="0.00133759275217464">
            <text:p>1.34E-003</text:p>
          </table:table-cell>
        </table:table-row>
        <table:table-row table:style-name="ro1">
          <table:table-cell office:value-type="float" office:value="0.00284287205928663">
            <text:p>2.84E-003</text:p>
          </table:table-cell>
        </table:table-row>
        <table:table-row table:style-name="ro1">
          <table:table-cell office:value-type="float" office:value="0.00519048382840947">
            <text:p>5.19E-003</text:p>
          </table:table-cell>
        </table:table-row>
        <table:table-row table:style-name="ro1">
          <table:table-cell office:value-type="float" office:value="0.00856761305110113">
            <text:p>8.57E-003</text:p>
          </table:table-cell>
        </table:table-row>
        <table:table-row table:style-name="ro1">
          <table:table-cell office:value-type="float" office:value="0.0131614447189196">
            <text:p>1.32E-002</text:p>
          </table:table-cell>
        </table:table-row>
        <table:table-row table:style-name="ro1">
          <table:table-cell office:value-type="float" office:value="0.0191591638234228">
            <text:p>1.92E-002</text:p>
          </table:table-cell>
        </table:table-row>
        <table:table-row table:style-name="ro1">
          <table:table-cell office:value-type="float" office:value="0.0267479553561687">
            <text:p>2.67E-002</text:p>
          </table:table-cell>
        </table:table-row>
        <table:table-row table:style-name="ro1">
          <table:table-cell office:value-type="float" office:value="0.0361150043087153">
            <text:p>3.61E-002</text:p>
          </table:table-cell>
        </table:table-row>
        <table:table-row table:style-name="ro1">
          <table:table-cell office:value-type="float" office:value="0.0474474956726206">
            <text:p>4.74E-002</text:p>
          </table:table-cell>
        </table:table-row>
        <table:table-row table:style-name="ro1">
          <table:table-cell office:value-type="float" office:value="0.0609326144394425">
            <text:p>6.09E-002</text:p>
          </table:table-cell>
        </table:table-row>
        <table:table-row table:style-name="ro1">
          <table:table-cell office:value-type="float" office:value="0.0767575456007389">
            <text:p>7.68E-002</text:p>
          </table:table-cell>
        </table:table-row>
        <table:table-row table:style-name="ro1">
          <table:table-cell office:value-type="float" office:value="0.095109474148068">
            <text:p>9.51E-002</text:p>
          </table:table-cell>
        </table:table-row>
        <table:table-row table:style-name="ro1">
          <table:table-cell office:value-type="float" office:value="0.116175585072988">
            <text:p>1.16E-001</text:p>
          </table:table-cell>
        </table:table-row>
        <table:table-row table:style-name="ro1">
          <table:table-cell office:value-type="float" office:value="0.140143063367056">
            <text:p>1.40E-001</text:p>
          </table:table-cell>
        </table:table-row>
        <table:table-row table:style-name="ro1">
          <table:table-cell office:value-type="float" office:value="0.16719909402183">
            <text:p>1.67E-001</text:p>
          </table:table-cell>
        </table:table-row>
        <table:table-row table:style-name="ro1">
          <table:table-cell office:value-type="float" office:value="0.197530862028869">
            <text:p>1.98E-001</text:p>
          </table:table-cell>
        </table:table-row>
        <table:table-row table:style-name="ro1">
          <table:table-cell office:value-type="float" office:value="0.23132555237973">
            <text:p>2.31E-001</text:p>
          </table:table-cell>
        </table:table-row>
        <table:table-row table:style-name="ro1">
          <table:table-cell office:value-type="float" office:value="0.268770350065972">
            <text:p>2.69E-001</text:p>
          </table:table-cell>
        </table:table-row>
        <table:table-row table:style-name="ro1">
          <table:table-cell office:value-type="float" office:value="0.310052440079152">
            <text:p>3.10E-001</text:p>
          </table:table-cell>
        </table:table-row>
        <table:table-row table:style-name="ro1">
          <table:table-cell office:value-type="float" office:value="0.355359007410828">
            <text:p>3.55E-001</text:p>
          </table:table-cell>
        </table:table-row>
        <table:table-row table:style-name="ro1">
          <table:table-cell office:value-type="float" office:value="0.404877237052559">
            <text:p>4.05E-001</text:p>
          </table:table-cell>
        </table:table-row>
        <table:table-row table:style-name="ro1">
          <table:table-cell office:value-type="float" office:value="0.458794313995902">
            <text:p>4.59E-001</text:p>
          </table:table-cell>
        </table:table-row>
        <table:table-row table:style-name="ro1">
          <table:table-cell office:value-type="float" office:value="0.517297423232415">
            <text:p>5.17E-001</text:p>
          </table:table-cell>
        </table:table-row>
        <table:table-row table:style-name="ro1">
          <table:table-cell office:value-type="float" office:value="0.580573749753656">
            <text:p>5.81E-001</text:p>
          </table:table-cell>
        </table:table-row>
        <table:table-row table:style-name="ro1">
          <table:table-cell office:value-type="float" office:value="0.648810478551184">
            <text:p>6.49E-001</text:p>
          </table:table-cell>
        </table:table-row>
        <table:table-row table:style-name="ro1">
          <table:table-cell office:value-type="float" office:value="0.722142148837679">
            <text:p>7.22E-001</text:p>
          </table:table-cell>
        </table:table-row>
        <table:table-row table:style-name="ro1">
          <table:table-cell office:value-type="float" office:value="0.800245086565241">
            <text:p>8.00E-001</text:p>
          </table:table-cell>
        </table:table-row>
        <table:table-row table:style-name="ro1">
          <table:table-cell office:value-type="float" office:value="0.882559686602857">
            <text:p>8.83E-001</text:p>
          </table:table-cell>
        </table:table-row>
        <table:table-row table:style-name="ro1">
          <table:table-cell office:value-type="float" office:value="0.968524393975853">
            <text:p>9.69E-001</text:p>
          </table:table-cell>
        </table:table-row>
        <table:table-row table:style-name="ro1">
          <table:table-cell office:value-type="float" office:value="1.05757765370956">
            <text:p>1.06E+000</text:p>
          </table:table-cell>
        </table:table-row>
        <table:table-row table:style-name="ro1">
          <table:table-cell office:value-type="float" office:value="1.14915791082929">
            <text:p>1.15E+000</text:p>
          </table:table-cell>
        </table:table-row>
        <table:table-row table:style-name="ro1">
          <table:table-cell office:value-type="float" office:value="1.24270361036039">
            <text:p>1.24E+000</text:p>
          </table:table-cell>
        </table:table-row>
        <table:table-row table:style-name="ro1">
          <table:table-cell office:value-type="float" office:value="1.33765319732816">
            <text:p>1.34E+000</text:p>
          </table:table-cell>
        </table:table-row>
        <table:table-row table:style-name="ro1">
          <table:table-cell office:value-type="float" office:value="1.43344511675795">
            <text:p>1.43E+000</text:p>
          </table:table-cell>
        </table:table-row>
        <table:table-row table:style-name="ro1">
          <table:table-cell office:value-type="float" office:value="1.52951781367508">
            <text:p>1.53E+000</text:p>
          </table:table-cell>
        </table:table-row>
        <table:table-row table:style-name="ro1">
          <table:table-cell office:value-type="float" office:value="1.62530973310487">
            <text:p>1.63E+000</text:p>
          </table:table-cell>
        </table:table-row>
        <table:table-row table:style-name="ro1">
          <table:table-cell office:value-type="float" office:value="1.72025932007265">
            <text:p>1.72E+000</text:p>
          </table:table-cell>
        </table:table-row>
        <table:table-row table:style-name="ro1">
          <table:table-cell office:value-type="float" office:value="1.81380501960374">
            <text:p>1.81E+000</text:p>
          </table:table-cell>
        </table:table-row>
        <table:table-row table:style-name="ro1">
          <table:table-cell office:value-type="float" office:value="1.90538527672348">
            <text:p>1.91E+000</text:p>
          </table:table-cell>
        </table:table-row>
        <table:table-row table:style-name="ro1">
          <table:table-cell office:value-type="float" office:value="1.99443853645718">
            <text:p>1.99E+000</text:p>
          </table:table-cell>
        </table:table-row>
        <table:table-row table:style-name="ro1">
          <table:table-cell office:value-type="float" office:value="2.08040324383018">
            <text:p>2.08E+000</text:p>
          </table:table-cell>
        </table:table-row>
        <table:table-row table:style-name="ro1">
          <table:table-cell office:value-type="float" office:value="2.1627178438678">
            <text:p>2.16E+000</text:p>
          </table:table-cell>
        </table:table-row>
        <table:table-row table:style-name="ro1">
          <table:table-cell office:value-type="float" office:value="2.24082078159536">
            <text:p>2.24E+000</text:p>
          </table:table-cell>
        </table:table-row>
        <table:table-row table:style-name="ro1">
          <table:table-cell office:value-type="float" office:value="2.31415050203819">
            <text:p>2.31E+000</text:p>
          </table:table-cell>
        </table:table-row>
        <table:table-row table:style-name="ro1">
          <table:table-cell office:value-type="float" office:value="2.38214545022162">
            <text:p>2.38E+000</text:p>
          </table:table-cell>
        </table:table-row>
        <table:table-row table:style-name="ro1">
          <table:table-cell office:value-type="float" office:value="2.44424407117098">
            <text:p>2.44E+000</text:p>
          </table:table-cell>
        </table:table-row>
        <table:table-row table:style-name="ro1">
          <table:table-cell office:value-type="float" office:value="2.49988480991158">
            <text:p>2.50E+000</text:p>
          </table:table-cell>
        </table:table-row>
        <table:table-row table:style-name="ro1">
          <table:table-cell office:value-type="float" office:value="2.54850611146877">
            <text:p>2.55E+000</text:p>
          </table:table-cell>
        </table:table-row>
        <table:table-row table:style-name="ro1">
          <table:table-cell office:value-type="float" office:value="2.58954642086785">
            <text:p>2.59E+000</text:p>
          </table:table-cell>
        </table:table-row>
        <table:table-row table:style-name="ro1">
          <table:table-cell office:value-type="float" office:value="2.62244418313416">
            <text:p>2.62E+000</text:p>
          </table:table-cell>
        </table:table-row>
        <table:table-row table:style-name="ro1">
          <table:table-cell office:value-type="float" office:value="2.64663784329303">
            <text:p>2.65E+000</text:p>
          </table:table-cell>
        </table:table-row>
        <table:table-row table:style-name="ro1">
          <table:table-cell office:value-type="float" office:value="2.66156584636978">
            <text:p>2.66E+000</text:p>
          </table:table-cell>
        </table:table-row>
        <table:table-row table:style-name="ro1">
          <table:table-cell office:value-type="float" office:value="2.66666663738973">
            <text:p>2.67E+000</text:p>
          </table:table-cell>
        </table:table-row>
        <table:table-row table:style-name="ro1">
          <table:table-cell office:value-type="float" office:value="2.66156584636978">
            <text:p>2.66E+000</text:p>
          </table:table-cell>
        </table:table-row>
        <table:table-row table:style-name="ro1">
          <table:table-cell office:value-type="float" office:value="2.64663784329303">
            <text:p>2.65E+000</text:p>
          </table:table-cell>
        </table:table-row>
        <table:table-row table:style-name="ro1">
          <table:table-cell office:value-type="float" office:value="2.62244418313416">
            <text:p>2.62E+000</text:p>
          </table:table-cell>
        </table:table-row>
        <table:table-row table:style-name="ro1">
          <table:table-cell office:value-type="float" office:value="2.58954642086785">
            <text:p>2.59E+000</text:p>
          </table:table-cell>
        </table:table-row>
        <table:table-row table:style-name="ro1">
          <table:table-cell office:value-type="float" office:value="2.54850611146877">
            <text:p>2.55E+000</text:p>
          </table:table-cell>
        </table:table-row>
        <table:table-row table:style-name="ro1">
          <table:table-cell office:value-type="float" office:value="2.49988480991158">
            <text:p>2.50E+000</text:p>
          </table:table-cell>
        </table:table-row>
        <table:table-row table:style-name="ro1">
          <table:table-cell office:value-type="float" office:value="2.44424407117098">
            <text:p>2.44E+000</text:p>
          </table:table-cell>
        </table:table-row>
        <table:table-row table:style-name="ro1">
          <table:table-cell office:value-type="float" office:value="2.38214545022162">
            <text:p>2.38E+000</text:p>
          </table:table-cell>
        </table:table-row>
        <table:table-row table:style-name="ro1">
          <table:table-cell office:value-type="float" office:value="2.31415050203819">
            <text:p>2.31E+000</text:p>
          </table:table-cell>
        </table:table-row>
        <table:table-row table:style-name="ro1">
          <table:table-cell office:value-type="float" office:value="2.24082078159536">
            <text:p>2.24E+000</text:p>
          </table:table-cell>
        </table:table-row>
        <table:table-row table:style-name="ro1">
          <table:table-cell office:value-type="float" office:value="2.1627178438678">
            <text:p>2.16E+000</text:p>
          </table:table-cell>
        </table:table-row>
        <table:table-row table:style-name="ro1">
          <table:table-cell office:value-type="float" office:value="2.08040324383018">
            <text:p>2.08E+000</text:p>
          </table:table-cell>
        </table:table-row>
        <table:table-row table:style-name="ro1">
          <table:table-cell office:value-type="float" office:value="1.99443853645718">
            <text:p>1.99E+000</text:p>
          </table:table-cell>
        </table:table-row>
        <table:table-row table:style-name="ro1">
          <table:table-cell office:value-type="float" office:value="1.90538527672348">
            <text:p>1.91E+000</text:p>
          </table:table-cell>
        </table:table-row>
        <table:table-row table:style-name="ro1">
          <table:table-cell office:value-type="float" office:value="1.81380501960374">
            <text:p>1.81E+000</text:p>
          </table:table-cell>
        </table:table-row>
        <table:table-row table:style-name="ro1">
          <table:table-cell office:value-type="float" office:value="1.72025932007265">
            <text:p>1.72E+000</text:p>
          </table:table-cell>
        </table:table-row>
        <table:table-row table:style-name="ro1">
          <table:table-cell office:value-type="float" office:value="1.62530973310487">
            <text:p>1.63E+000</text:p>
          </table:table-cell>
        </table:table-row>
        <table:table-row table:style-name="ro1">
          <table:table-cell office:value-type="float" office:value="1.52951781367508">
            <text:p>1.53E+000</text:p>
          </table:table-cell>
        </table:table-row>
        <table:table-row table:style-name="ro1">
          <table:table-cell office:value-type="float" office:value="1.43344511675795">
            <text:p>1.43E+000</text:p>
          </table:table-cell>
        </table:table-row>
        <table:table-row table:style-name="ro1">
          <table:table-cell office:value-type="float" office:value="1.33765319732816">
            <text:p>1.34E+000</text:p>
          </table:table-cell>
        </table:table-row>
        <table:table-row table:style-name="ro1">
          <table:table-cell office:value-type="float" office:value="1.24270361036039">
            <text:p>1.24E+000</text:p>
          </table:table-cell>
        </table:table-row>
        <table:table-row table:style-name="ro1">
          <table:table-cell office:value-type="float" office:value="1.14915791082929">
            <text:p>1.15E+000</text:p>
          </table:table-cell>
        </table:table-row>
        <table:table-row table:style-name="ro1">
          <table:table-cell office:value-type="float" office:value="1.05757765370956">
            <text:p>1.06E+000</text:p>
          </table:table-cell>
        </table:table-row>
        <table:table-row table:style-name="ro1">
          <table:table-cell office:value-type="float" office:value="0.968524393975853">
            <text:p>9.69E-001</text:p>
          </table:table-cell>
        </table:table-row>
        <table:table-row table:style-name="ro1">
          <table:table-cell office:value-type="float" office:value="0.882559686602857">
            <text:p>8.83E-001</text:p>
          </table:table-cell>
        </table:table-row>
        <table:table-row table:style-name="ro1">
          <table:table-cell office:value-type="float" office:value="0.800245086565241">
            <text:p>8.00E-001</text:p>
          </table:table-cell>
        </table:table-row>
        <table:table-row table:style-name="ro1">
          <table:table-cell office:value-type="float" office:value="0.722142148837679">
            <text:p>7.22E-001</text:p>
          </table:table-cell>
        </table:table-row>
        <table:table-row table:style-name="ro1">
          <table:table-cell office:value-type="float" office:value="0.648810478551184">
            <text:p>6.49E-001</text:p>
          </table:table-cell>
        </table:table-row>
        <table:table-row table:style-name="ro1">
          <table:table-cell office:value-type="float" office:value="0.580573749753656">
            <text:p>5.81E-001</text:p>
          </table:table-cell>
        </table:table-row>
        <table:table-row table:style-name="ro1">
          <table:table-cell office:value-type="float" office:value="0.517297423232415">
            <text:p>5.17E-001</text:p>
          </table:table-cell>
        </table:table-row>
        <table:table-row table:style-name="ro1">
          <table:table-cell office:value-type="float" office:value="0.458794313995902">
            <text:p>4.59E-001</text:p>
          </table:table-cell>
        </table:table-row>
        <table:table-row table:style-name="ro1">
          <table:table-cell office:value-type="float" office:value="0.404877237052559">
            <text:p>4.05E-001</text:p>
          </table:table-cell>
        </table:table-row>
        <table:table-row table:style-name="ro1">
          <table:table-cell office:value-type="float" office:value="0.355359007410828">
            <text:p>3.55E-001</text:p>
          </table:table-cell>
        </table:table-row>
        <table:table-row table:style-name="ro1">
          <table:table-cell office:value-type="float" office:value="0.310052440079152">
            <text:p>3.10E-001</text:p>
          </table:table-cell>
        </table:table-row>
        <table:table-row table:style-name="ro1">
          <table:table-cell office:value-type="float" office:value="0.268770350065972">
            <text:p>2.69E-001</text:p>
          </table:table-cell>
        </table:table-row>
        <table:table-row table:style-name="ro1">
          <table:table-cell office:value-type="float" office:value="0.23132555237973">
            <text:p>2.31E-001</text:p>
          </table:table-cell>
        </table:table-row>
        <table:table-row table:style-name="ro1">
          <table:table-cell office:value-type="float" office:value="0.197530862028869">
            <text:p>1.98E-001</text:p>
          </table:table-cell>
        </table:table-row>
        <table:table-row table:style-name="ro1">
          <table:table-cell office:value-type="float" office:value="0.16719909402183">
            <text:p>1.67E-001</text:p>
          </table:table-cell>
        </table:table-row>
        <table:table-row table:style-name="ro1">
          <table:table-cell office:value-type="float" office:value="0.140143063367056">
            <text:p>1.40E-001</text:p>
          </table:table-cell>
        </table:table-row>
        <table:table-row table:style-name="ro1">
          <table:table-cell office:value-type="float" office:value="0.116175585072988">
            <text:p>1.16E-001</text:p>
          </table:table-cell>
        </table:table-row>
        <table:table-row table:style-name="ro1">
          <table:table-cell office:value-type="float" office:value="0.095109474148068">
            <text:p>9.51E-002</text:p>
          </table:table-cell>
        </table:table-row>
        <table:table-row table:style-name="ro1">
          <table:table-cell office:value-type="float" office:value="0.0767575456007389">
            <text:p>7.68E-002</text:p>
          </table:table-cell>
        </table:table-row>
        <table:table-row table:style-name="ro1">
          <table:table-cell office:value-type="float" office:value="0.0609326144394425">
            <text:p>6.09E-002</text:p>
          </table:table-cell>
        </table:table-row>
        <table:table-row table:style-name="ro1">
          <table:table-cell office:value-type="float" office:value="0.0474474956726206">
            <text:p>4.74E-002</text:p>
          </table:table-cell>
        </table:table-row>
        <table:table-row table:style-name="ro1">
          <table:table-cell office:value-type="float" office:value="0.0361150043087153">
            <text:p>3.61E-002</text:p>
          </table:table-cell>
        </table:table-row>
        <table:table-row table:style-name="ro1">
          <table:table-cell office:value-type="float" office:value="0.0267479553561687">
            <text:p>2.67E-002</text:p>
          </table:table-cell>
        </table:table-row>
        <table:table-row table:style-name="ro1">
          <table:table-cell office:value-type="float" office:value="0.0191591638234228">
            <text:p>1.92E-002</text:p>
          </table:table-cell>
        </table:table-row>
        <table:table-row table:style-name="ro1">
          <table:table-cell office:value-type="float" office:value="0.0131614447189196">
            <text:p>1.32E-002</text:p>
          </table:table-cell>
        </table:table-row>
        <table:table-row table:style-name="ro1">
          <table:table-cell office:value-type="float" office:value="0.00856761305110113">
            <text:p>8.57E-003</text:p>
          </table:table-cell>
        </table:table-row>
        <table:table-row table:style-name="ro1">
          <table:table-cell office:value-type="float" office:value="0.00519048382840947">
            <text:p>5.19E-003</text:p>
          </table:table-cell>
        </table:table-row>
        <table:table-row table:style-name="ro1">
          <table:table-cell office:value-type="float" office:value="0.00284287205928663">
            <text:p>2.84E-003</text:p>
          </table:table-cell>
        </table:table-row>
        <table:table-row table:style-name="ro1">
          <table:table-cell office:value-type="float" office:value="0.00133759275217464">
            <text:p>1.34E-003</text:p>
          </table:table-cell>
        </table:table-row>
        <table:table-row table:style-name="ro1">
          <table:table-cell office:value-type="float" office:value="0.000487460915515539">
            <text:p>4.87E-004</text:p>
          </table:table-cell>
        </table:table-row>
        <table:table-row table:style-name="ro1">
          <table:table-cell office:value-type="float" office:value="0.000105291557751357">
            <text:p>1.05E-004</text:p>
          </table:table-cell>
        </table:table-row>
        <table:table-row table:style-name="ro1">
          <table:table-cell office:value-type="float" office:value="0.00000389968732412434">
            <text:p>3.90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 style:data-style-name="N2" text:time-value="0000-00-00T10:38: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00:34:08</meta:creation-date>
    <dc:date>2013-09-07T11:09:04</dc:date>
    <meta:editing-duration>PT3M1S</meta:editing-duration>
    <meta:editing-cycles>2</meta:editing-cycles>
    <meta:generator>LibreOffice/4.0.2.2$Linux_X86_64 LibreOffice_project/400m0$Build-2</meta:generator>
    <meta:document-statistic meta:table-count="2" meta:cell-count="5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201" svg:x="0.77cm" svg:y="0.855cm" svg:width="11.738cm" svg:height="7.545cm">
          <chartooo:coordinate-region svg:x="1.061cm" svg:y="1.055cm" svg:width="11.207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01" chart:class="chart:scatter">
            <chart:domain table:cell-range-address="Sheet1.A1:Sheet1.A201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1:Sheet1.A201</svg:desc>
                </draw:g>
              </table:table-cell>
              <table:table-cell office:value-type="float" office:value="0">
                <text:p>0</text:p>
                <draw:g>
                  <svg:desc>Sheet1.B1:Sheet1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00000200000000000001">
                <text:p>0.0000020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0000540000000000001">
                <text:p>0.000054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000250000000000001">
                <text:p>0.0002500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000432000000000001">
                <text:p>0.000432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000686000000000002">
                <text:p>0.0006860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001024">
                <text:p>0.001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00200000000000001">
                <text:p>0.0020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00266200000000001">
                <text:p>0.002662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00345600000000001">
                <text:p>0.003456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00439400000000001">
                <text:p>0.004394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00548800000000001">
                <text:p>0.005488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00675000000000002">
                <text:p>0.006750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00819200000000002">
                <text:p>0.0081920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00982600000000003">
                <text:p>0.00982600000000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011664">
                <text:p>0.011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013718">
                <text:p>0.0137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0185220000000001">
                <text:p>0.018522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0212960000000001">
                <text:p>0.021296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0243340000000001">
                <text:p>0.024334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0276480000000001">
                <text:p>0.027648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0312500000000001">
                <text:p>0.03125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0351520000000001">
                <text:p>0.035152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0393660000000001">
                <text:p>0.039366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0439040000000001">
                <text:p>0.043904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0487780000000001">
                <text:p>0.048778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0540000000000001">
                <text:p>0.054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0595820000000002">
                <text:p>0.0595820000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0655360000000002">
                <text:p>0.0655360000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0718740000000002">
                <text:p>0.071874000000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0786080000000002">
                <text:p>0.078608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0857500000000002">
                <text:p>0.08575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0933120000000002">
                <text:p>0.093312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101306">
                <text:p>0.101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109744">
                <text:p>0.10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118638">
                <text:p>0.118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137842">
                <text:p>0.137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148176">
                <text:p>0.148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159014">
                <text:p>0.1590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170368">
                <text:p>0.170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182250000000001">
                <text:p>0.18225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194672000000001">
                <text:p>0.194672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207646000000001">
                <text:p>0.207646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221184000000001">
                <text:p>0.221184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235298000000001">
                <text:p>0.235298000000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250000000000001">
                <text:p>0.25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265294000000001">
                <text:p>0.265294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281152000000001">
                <text:p>0.281152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297538000000001">
                <text:p>0.297538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314416000000001">
                <text:p>0.314416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0.331750000000001">
                <text:p>0.33175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349504000000001">
                <text:p>0.34950400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367642000000001">
                <text:p>0.367642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386128000000001">
                <text:p>0.386128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404926000000001">
                <text:p>0.404926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424000000000001">
                <text:p>0.424000000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443314000000001">
                <text:p>0.443314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462832000000001">
                <text:p>0.462832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482518000000001">
                <text:p>0.482518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502336000000001">
                <text:p>0.502336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522250000000001">
                <text:p>0.52225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542224000000001">
                <text:p>0.542224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562222000000001">
                <text:p>0.562222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582208000000001">
                <text:p>0.582208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602146000000001">
                <text:p>0.602146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622000000000001">
                <text:p>0.622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641734000000001">
                <text:p>0.641734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661312000000001">
                <text:p>0.6613120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680698000000001">
                <text:p>0.6806980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699856000000001">
                <text:p>0.699856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718750000000001">
                <text:p>0.71875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737344000000001">
                <text:p>0.737344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755602000000001">
                <text:p>0.755602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773488000000001">
                <text:p>0.773488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790966000000001">
                <text:p>0.790966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808000000000001">
                <text:p>0.808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824554000000001">
                <text:p>0.824554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840592000000001">
                <text:p>0.840592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856078000000001">
                <text:p>0.856078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870976000000001">
                <text:p>0.870976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885250000000001">
                <text:p>0.88525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898864000000001">
                <text:p>0.898864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911782000000001">
                <text:p>0.911782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923968000000001">
                <text:p>0.923968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935386000000001">
                <text:p>0.935386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946000000000001">
                <text:p>0.946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0.955774000000001">
                <text:p>0.955774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0.964672000000001">
                <text:p>0.964672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0.972658">
                <text:p>0.9726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0.979696">
                <text:p>0.979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98575">
                <text:p>0.98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990784">
                <text:p>0.990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994762">
                <text:p>0.9947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997648">
                <text:p>0.9976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99406">
                <text:p>0.9994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99406">
                <text:p>0.9994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997648">
                <text:p>0.9976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994762">
                <text:p>0.9947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990784">
                <text:p>0.990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0.985749999999999">
                <text:p>0.985749999999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0.979696">
                <text:p>0.9796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0.972658">
                <text:p>0.9726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0.964671999999999">
                <text:p>0.9646719999999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0.955773999999999">
                <text:p>0.9557739999999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945999999999999">
                <text:p>0.9459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0.935385999999999">
                <text:p>0.9353859999999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0.923967999999999">
                <text:p>0.9239679999999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0.911781999999999">
                <text:p>0.9117819999999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0.898863999999999">
                <text:p>0.898863999999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885249999999999">
                <text:p>0.8852499999999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870975999999999">
                <text:p>0.870975999999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856077999999999">
                <text:p>0.856077999999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840591999999999">
                <text:p>0.840591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824553999999999">
                <text:p>0.8245539999999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807999999999999">
                <text:p>0.807999999999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790965999999999">
                <text:p>0.790965999999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773487999999999">
                <text:p>0.773487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755601999999999">
                <text:p>0.755601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737343999999998">
                <text:p>0.73734399999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718749999999998">
                <text:p>0.718749999999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0.699855999999998">
                <text:p>0.699855999999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0.680697999999998">
                <text:p>0.6806979999999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0.661311999999998">
                <text:p>0.661311999999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0.641733999999998">
                <text:p>0.641733999999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621999999999998">
                <text:p>0.6219999999999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0.602145999999998">
                <text:p>0.602145999999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0.582207999999998">
                <text:p>0.5822079999999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0.562221999999998">
                <text:p>0.5622219999999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0.542223999999998">
                <text:p>0.542223999999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522249999999998">
                <text:p>0.5222499999999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502335999999998">
                <text:p>0.502335999999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482517999999998">
                <text:p>0.482517999999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462831999999998">
                <text:p>0.4628319999999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443313999999998">
                <text:p>0.443313999999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423999999999998">
                <text:p>0.423999999999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404925999999998">
                <text:p>0.404925999999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386127999999998">
                <text:p>0.386127999999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367641999999998">
                <text:p>0.3676419999999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349503999999998">
                <text:p>0.34950399999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331749999999998">
                <text:p>0.331749999999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0.314415999999998">
                <text:p>0.3144159999999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0.297537999999998">
                <text:p>0.297537999999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0.281151999999999">
                <text:p>0.28115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0.265293999999998">
                <text:p>0.2652939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249999999999998">
                <text:p>0.2499999999999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0.235297999999999">
                <text:p>0.2352979999999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0.221183999999999">
                <text:p>0.22118399999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0.207645999999999">
                <text:p>0.2076459999999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0.194671999999999">
                <text:p>0.194671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182249999999999">
                <text:p>0.18224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170367999999999">
                <text:p>0.1703679999999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159013999999999">
                <text:p>0.159013999999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148175999999999">
                <text:p>0.148175999999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137841999999999">
                <text:p>0.137841999999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127999999999999">
                <text:p>0.1279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118637999999999">
                <text:p>0.1186379999999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109743999999999">
                <text:p>0.109743999999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101305999999999">
                <text:p>0.101305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933119999999991">
                <text:p>0.0933119999999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0857499999999992">
                <text:p>0.0857499999999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0.0786079999999992">
                <text:p>0.07860799999999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0.0718739999999992">
                <text:p>0.07187399999999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0.0655359999999993">
                <text:p>0.06553599999999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.0595819999999993">
                <text:p>0.05958199999999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0539999999999994">
                <text:p>0.0539999999999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.0487779999999994">
                <text:p>0.04877799999999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0.0439039999999994">
                <text:p>0.04390399999999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.0393659999999995">
                <text:p>0.03936599999999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.0351519999999995">
                <text:p>0.03515199999999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0312499999999995">
                <text:p>0.03124999999999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0276479999999996">
                <text:p>0.02764799999999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0243339999999996">
                <text:p>0.02433399999999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212959999999996">
                <text:p>0.02129599999999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185219999999997">
                <text:p>0.0185219999999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0159999999999997">
                <text:p>0.01599999999999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137179999999997">
                <text:p>0.0137179999999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0116639999999998">
                <text:p>0.01166399999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00982599999999978">
                <text:p>0.009825999999999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0081919999999998">
                <text:p>0.008191999999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00674999999999982">
                <text:p>0.006749999999999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00548799999999984">
                <text:p>0.005487999999999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.00439399999999987">
                <text:p>0.004393999999999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.00345599999999988">
                <text:p>0.003455999999999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0026619999999999">
                <text:p>0.00266199999999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00199999999999992">
                <text:p>0.001999999999999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00145799999999993">
                <text:p>0.00145799999999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.00102399999999995">
                <text:p>0.001023999999999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000685999999999959">
                <text:p>0.0006859999999999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00043199999999997">
                <text:p>0.0004319999999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00249999999999979">
                <text:p>0.0002499999999999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00127999999999986">
                <text:p>0.0001279999999999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000539999999999924">
                <text:p>0.00005399999999999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0000159999999999966">
                <text:p>0.00001599999999999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0000199999999999914">
                <text:p>0.000001999999999999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2.A1:Sheet2.A111" svg:x="0.77cm" svg:y="0.855cm" svg:width="11.738cm" svg:height="7.545cm">
          <chartooo:coordinate-region svg:x="2.688cm" svg:y="1.054cm" svg:width="9.679cm" svg:height="6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111" chart:class="chart:line"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389968732412434">
                <text:p>0.00000389968732412434</text:p>
                <draw:g>
                  <svg:desc>Sheet2.A1:Sheet2.A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5291557751357">
                <text:p>0.000105291557751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87460915515539">
                <text:p>0.000487460915515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3759275217464">
                <text:p>0.00133759275217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4287205928663">
                <text:p>0.00284287205928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9048382840947">
                <text:p>0.00519048382840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56761305110113">
                <text:p>0.00856761305110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1614447189196">
                <text:p>0.0131614447189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1591638234228">
                <text:p>0.0191591638234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7479553561687">
                <text:p>0.0267479553561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1150043087153">
                <text:p>0.0361150043087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74474956726206">
                <text:p>0.0474474956726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9326144394425">
                <text:p>0.0609326144394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7575456007389">
                <text:p>0.0767575456007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5109474148068">
                <text:p>0.09510947414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6175585072988">
                <text:p>0.116175585072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0143063367056">
                <text:p>0.140143063367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719909402183">
                <text:p>0.16719909402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7530862028869">
                <text:p>0.197530862028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132555237973">
                <text:p>0.23132555237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8770350065972">
                <text:p>0.268770350065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0052440079152">
                <text:p>0.310052440079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5359007410828">
                <text:p>0.3553590074108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4877237052559">
                <text:p>0.404877237052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8794313995902">
                <text:p>0.458794313995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7297423232415">
                <text:p>0.517297423232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0573749753656">
                <text:p>0.5805737497536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48810478551184">
                <text:p>0.64881047855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22142148837679">
                <text:p>0.722142148837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0245086565241">
                <text:p>0.800245086565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2559686602857">
                <text:p>0.88255968660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8524393975853">
                <text:p>0.9685243939758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757765370956">
                <text:p>1.05757765370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4915791082929">
                <text:p>1.149157910829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4270361036039">
                <text:p>1.242703610360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3765319732816">
                <text:p>1.337653197328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3344511675795">
                <text:p>1.43344511675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2951781367508">
                <text:p>1.52951781367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530973310487">
                <text:p>1.62530973310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2025932007265">
                <text:p>1.720259320072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1380501960374">
                <text:p>1.81380501960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538527672348">
                <text:p>1.90538527672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9443853645718">
                <text:p>1.99443853645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8040324383018">
                <text:p>2.08040324383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627178438678">
                <text:p>2.16271784386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4082078159536">
                <text:p>2.24082078159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1415050203819">
                <text:p>2.314150502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8214545022162">
                <text:p>2.38214545022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4424407117098">
                <text:p>2.44424407117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9988480991158">
                <text:p>2.499884809911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4850611146877">
                <text:p>2.54850611146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8954642086785">
                <text:p>2.58954642086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2244418313416">
                <text:p>2.62244418313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4663784329303">
                <text:p>2.64663784329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6156584636978">
                <text:p>2.66156584636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6666663738973">
                <text:p>2.666666637389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6156584636978">
                <text:p>2.66156584636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4663784329303">
                <text:p>2.64663784329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2244418313416">
                <text:p>2.622444183134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58954642086785">
                <text:p>2.58954642086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4850611146877">
                <text:p>2.54850611146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9988480991158">
                <text:p>2.49988480991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4424407117098">
                <text:p>2.444244071170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8214545022162">
                <text:p>2.38214545022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1415050203819">
                <text:p>2.31415050203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4082078159536">
                <text:p>2.240820781595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627178438678">
                <text:p>2.1627178438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8040324383018">
                <text:p>2.08040324383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9443853645718">
                <text:p>1.994438536457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0538527672348">
                <text:p>1.905385276723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1380501960374">
                <text:p>1.81380501960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2025932007265">
                <text:p>1.720259320072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2530973310487">
                <text:p>1.62530973310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2951781367508">
                <text:p>1.52951781367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3344511675795">
                <text:p>1.43344511675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3765319732816">
                <text:p>1.337653197328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270361036039">
                <text:p>1.242703610360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4915791082929">
                <text:p>1.149157910829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5757765370956">
                <text:p>1.05757765370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8524393975853">
                <text:p>0.9685243939758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82559686602857">
                <text:p>0.8825596866028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00245086565241">
                <text:p>0.800245086565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22142148837679">
                <text:p>0.7221421488376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8810478551184">
                <text:p>0.6488104785511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0573749753656">
                <text:p>0.5805737497536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7297423232415">
                <text:p>0.5172974232324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58794313995902">
                <text:p>0.4587943139959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04877237052559">
                <text:p>0.404877237052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55359007410828">
                <text:p>0.3553590074108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0052440079152">
                <text:p>0.3100524400791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68770350065972">
                <text:p>0.2687703500659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132555237973">
                <text:p>0.23132555237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7530862028869">
                <text:p>0.197530862028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719909402183">
                <text:p>0.16719909402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0143063367056">
                <text:p>0.1401430633670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16175585072988">
                <text:p>0.116175585072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109474148068">
                <text:p>0.095109474148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767575456007389">
                <text:p>0.07675754560073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09326144394425">
                <text:p>0.0609326144394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4474956726206">
                <text:p>0.0474474956726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61150043087153">
                <text:p>0.0361150043087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67479553561687">
                <text:p>0.02674795535616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91591638234228">
                <text:p>0.0191591638234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31614447189196">
                <text:p>0.01316144471891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856761305110113">
                <text:p>0.00856761305110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19048382840947">
                <text:p>0.00519048382840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84287205928663">
                <text:p>0.002842872059286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33759275217464">
                <text:p>0.001337592752174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87460915515539">
                <text:p>0.0004874609155155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105291557751357">
                <text:p>0.0001052915577513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389968732412434">
                <text:p>0.00000389968732412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